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page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page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Visuals">
      <style:table-properties table:display="true" style:writing-mode="lr-tb"/>
    </style:style>
    <style:style style:name="ta2" style:family="table" style:master-page-name="PageStyle_5f_minio.data.2021-02-09.baseline.config.w.ec4">
      <style:table-properties table:display="true" style:writing-mode="lr-tb"/>
    </style:style>
    <style:style style:name="ta3" style:family="table" style:master-page-name="PageStyle_5f_PivotTab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2.01pt solid #000000" fo:border-left="none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2.01pt solid #000000" fo:border-top="none"/>
    </style:style>
    <style:style style:name="ce2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sual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>
            <draw:frame table:end-cell-address="Visuals.H23" table:end-x="43.43pt" table:end-y="14.23pt" draw:z-index="0" draw:name="Chart 1" draw:style-name="gr1" draw:text-style-name="P1" svg:width="604.46pt" svg:height="360.71pt" svg:x="0pt" svg:y="0pt">
              <draw:object draw:notify-on-update-of-ranges="PivotTables.B3:PivotTables.H3 PivotTables.A4:PivotTables.A4 PivotTables.B4:PivotTables.H4 PivotTables.A5:PivotTables.A5 PivotTables.B5:PivotTables.H5 PivotTables.A6:PivotTables.A6 PivotTables.B6:PivotTables.H6 PivotTables.A7:PivotTables.A7 PivotTables.B7:PivotTables.H7 PivotTables.A8:PivotTables.A8 PivotTables.B8:PivotTables.H8 PivotTables.A9:PivotTables.A9 PivotTables.B9:PivotTables.H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Visuals.H46" table:end-x="43.43pt" table:end-y="12.7pt" draw:z-index="1" draw:name="Chart 2" draw:style-name="gr1" draw:text-style-name="P1" svg:width="604.46pt" svg:height="360.71pt" svg:x="0pt" svg:y="14.26pt">
              <draw:object draw:notify-on-update-of-ranges="PivotTables.B21:PivotTables.H21 PivotTables.A22:PivotTables.A22 PivotTables.B22:PivotTables.H22 PivotTables.A23:PivotTables.A23 PivotTables.B23:PivotTables.H23 PivotTables.A24:PivotTables.A24 PivotTables.B24:PivotTables.H24 PivotTables.A25:PivotTables.A25 PivotTables.B25:PivotTables.H25 PivotTables.A26:PivotTables.A26 PivotTables.B26:PivotTables.H26 PivotTables.A27:PivotTables.A27 PivotTables.B27:PivotTables.H2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o.data.2021-02-09.baseline.config.w.ec4" table:style-name="ta2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sPer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Threads</text:p>
          </table:table-cell>
          <table:table-cell table:style-name="ce1" office:value-type="string" calcext:value-type="string">
            <text:p>BlockSize (MB)</text:p>
          </table:table-cell>
          <table:table-cell table:style-name="ce1" office:value-type="string" calcext:value-type="string">
            <text:p>Scheduler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s/Sec</text:p>
          </table:table-cell>
          <table:table-cell/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sPer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Threads</text:p>
          </table:table-cell>
          <table:table-cell table:style-name="ce1" office:value-type="string" calcext:value-type="string">
            <text:p>BlockSize (MB)</text:p>
          </table:table-cell>
          <table:table-cell table:style-name="ce1" office:value-type="string" calcext:value-type="string">
            <text:p>Scheduler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s/Sec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08-131072-mq-deadline.csv.zst</text:p>
          </table:table-cell>
          <table:table-cell table:style-name="ce2" office:value-type="float" office:value="239.85" calcext:value-type="float">
            <text:p>239.85</text:p>
          </table:table-cell>
          <table:table-cell table:style-name="ce2" office:value-type="float" office:value="1918.76" calcext:value-type="float">
            <text:p>1918.7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08-131072-mq-deadline.csv.zst</text:p>
          </table:table-cell>
          <table:table-cell table:style-name="ce2" office:value-type="float" office:value="13.93" calcext:value-type="float">
            <text:p>13.93</text:p>
          </table:table-cell>
          <table:table-cell table:style-name="ce2" office:value-type="float" office:value="111.44" calcext:value-type="float">
            <text:p>111.4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16-131072-mq-deadline.csv.zst</text:p>
          </table:table-cell>
          <table:table-cell table:style-name="ce2" office:value-type="float" office:value="293.67" calcext:value-type="float">
            <text:p>293.67</text:p>
          </table:table-cell>
          <table:table-cell table:style-name="ce2" office:value-type="float" office:value="2349.34" calcext:value-type="float">
            <text:p>2349.3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16-131072-mq-deadline.csv.zst</text:p>
          </table:table-cell>
          <table:table-cell table:style-name="ce2" office:value-type="float" office:value="19.11" calcext:value-type="float">
            <text:p>19.11</text:p>
          </table:table-cell>
          <table:table-cell table:style-name="ce2" office:value-type="float" office:value="152.88" calcext:value-type="float">
            <text:p>152.88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24-131072-mq-deadline.csv.zst</text:p>
          </table:table-cell>
          <table:table-cell table:style-name="ce2" office:value-type="float" office:value="311.05" calcext:value-type="float">
            <text:p>311.05</text:p>
          </table:table-cell>
          <table:table-cell table:style-name="ce2" office:value-type="float" office:value="2488.39" calcext:value-type="float">
            <text:p>2488.3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24-131072-mq-deadline.csv.zst</text:p>
          </table:table-cell>
          <table:table-cell table:style-name="ce2" office:value-type="float" office:value="22.52" calcext:value-type="float">
            <text:p>22.52</text:p>
          </table:table-cell>
          <table:table-cell table:style-name="ce2" office:value-type="float" office:value="180.17" calcext:value-type="float">
            <text:p>180.17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48-131072-mq-deadline.csv.zst</text:p>
          </table:table-cell>
          <table:table-cell table:style-name="ce2" office:value-type="float" office:value="422.09" calcext:value-type="float">
            <text:p>422.09</text:p>
          </table:table-cell>
          <table:table-cell table:style-name="ce2" office:value-type="float" office:value="3376.72" calcext:value-type="float">
            <text:p>3376.7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48-131072-mq-deadline.csv.zst</text:p>
          </table:table-cell>
          <table:table-cell table:style-name="ce2" office:value-type="float" office:value="28.83" calcext:value-type="float">
            <text:p>28.83</text:p>
          </table:table-cell>
          <table:table-cell table:style-name="ce2" office:value-type="float" office:value="230.6" calcext:value-type="float">
            <text:p>230.6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64-131072-mq-deadline.csv.zst</text:p>
          </table:table-cell>
          <table:table-cell table:style-name="ce2" office:value-type="float" office:value="465.34" calcext:value-type="float">
            <text:p>465.34</text:p>
          </table:table-cell>
          <table:table-cell table:style-name="ce2" office:value-type="float" office:value="3722.69" calcext:value-type="float">
            <text:p>3722.6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64-131072-mq-deadline.csv.zst</text:p>
          </table:table-cell>
          <table:table-cell table:style-name="ce2" office:value-type="float" office:value="31.75" calcext:value-type="float">
            <text:p>31.75</text:p>
          </table:table-cell>
          <table:table-cell table:style-name="ce2" office:value-type="float" office:value="253.97" calcext:value-type="float">
            <text:p>253.97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96-131072-mq-deadline.csv.zst</text:p>
          </table:table-cell>
          <table:table-cell table:style-name="ce2" office:value-type="float" office:value="464.93" calcext:value-type="float">
            <text:p>464.93</text:p>
          </table:table-cell>
          <table:table-cell table:style-name="ce2" office:value-type="float" office:value="3719.45" calcext:value-type="float">
            <text:p>3719.4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96-131072-mq-deadline.csv.zst</text:p>
          </table:table-cell>
          <table:table-cell table:style-name="ce2" office:value-type="float" office:value="36.28" calcext:value-type="float">
            <text:p>36.28</text:p>
          </table:table-cell>
          <table:table-cell table:style-name="ce2" office:value-type="float" office:value="290.21" calcext:value-type="float">
            <text:p>290.2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128-131072-mq-deadline.csv.zst</text:p>
          </table:table-cell>
          <table:table-cell table:style-name="ce2" office:value-type="float" office:value="456.33" calcext:value-type="float">
            <text:p>456.33</text:p>
          </table:table-cell>
          <table:table-cell table:style-name="ce2" office:value-type="float" office:value="3650.62" calcext:value-type="float">
            <text:p>3650.6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128-131072-mq-deadline.csv.zst</text:p>
          </table:table-cell>
          <table:table-cell table:style-name="ce2" office:value-type="float" office:value="38.65" calcext:value-type="float">
            <text:p>38.65</text:p>
          </table:table-cell>
          <table:table-cell table:style-name="ce2" office:value-type="float" office:value="309.19" calcext:value-type="float">
            <text:p>309.19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08-524288-mq-deadline.csv.zst</text:p>
          </table:table-cell>
          <table:table-cell table:style-name="ce2" office:value-type="float" office:value="1204.27" calcext:value-type="float">
            <text:p>1204.27</text:p>
          </table:table-cell>
          <table:table-cell table:style-name="ce2" office:value-type="float" office:value="2408.54" calcext:value-type="float">
            <text:p>2408.5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08-524288-mq-deadline.csv.zst</text:p>
          </table:table-cell>
          <table:table-cell table:style-name="ce2" office:value-type="float" office:value="47.84" calcext:value-type="float">
            <text:p>47.84</text:p>
          </table:table-cell>
          <table:table-cell table:style-name="ce2" office:value-type="float" office:value="95.68" calcext:value-type="float">
            <text:p>95.68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16-524288-mq-deadline.csv.zst</text:p>
          </table:table-cell>
          <table:table-cell table:style-name="ce2" office:value-type="float" office:value="1625.31" calcext:value-type="float">
            <text:p>1625.31</text:p>
          </table:table-cell>
          <table:table-cell table:style-name="ce2" office:value-type="float" office:value="3250.62" calcext:value-type="float">
            <text:p>3250.6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16-524288-mq-deadline.csv.zst</text:p>
          </table:table-cell>
          <table:table-cell table:style-name="ce2" office:value-type="float" office:value="68.74" calcext:value-type="float">
            <text:p>68.74</text:p>
          </table:table-cell>
          <table:table-cell table:style-name="ce2" office:value-type="float" office:value="137.48" calcext:value-type="float">
            <text:p>137.48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24-524288-mq-deadline.csv.zst</text:p>
          </table:table-cell>
          <table:table-cell table:style-name="ce2" office:value-type="float" office:value="1693.91" calcext:value-type="float">
            <text:p>1693.91</text:p>
          </table:table-cell>
          <table:table-cell table:style-name="ce2" office:value-type="float" office:value="3387.83" calcext:value-type="float">
            <text:p>3387.8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24-524288-mq-deadline.csv.zst</text:p>
          </table:table-cell>
          <table:table-cell table:style-name="ce2" office:value-type="float" office:value="80.18" calcext:value-type="float">
            <text:p>80.18</text:p>
          </table:table-cell>
          <table:table-cell table:style-name="ce2" office:value-type="float" office:value="160.36" calcext:value-type="float">
            <text:p>160.36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48-524288-mq-deadline.csv.zst</text:p>
          </table:table-cell>
          <table:table-cell table:style-name="ce2" office:value-type="float" office:value="1752.52" calcext:value-type="float">
            <text:p>1752.52</text:p>
          </table:table-cell>
          <table:table-cell table:style-name="ce2" office:value-type="float" office:value="3505.04" calcext:value-type="float">
            <text:p>3505.0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48-524288-mq-deadline.csv.zst</text:p>
          </table:table-cell>
          <table:table-cell table:style-name="ce2" office:value-type="float" office:value="100.75" calcext:value-type="float">
            <text:p>100.75</text:p>
          </table:table-cell>
          <table:table-cell table:style-name="ce2" office:value-type="float" office:value="201.5" calcext:value-type="float">
            <text:p>201.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64-524288-mq-deadline.csv.zst</text:p>
          </table:table-cell>
          <table:table-cell table:style-name="ce2" office:value-type="float" office:value="1758.68" calcext:value-type="float">
            <text:p>1758.68</text:p>
          </table:table-cell>
          <table:table-cell table:style-name="ce2" office:value-type="float" office:value="3517.36" calcext:value-type="float">
            <text:p>3517.3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64-524288-mq-deadline.csv.zst</text:p>
          </table:table-cell>
          <table:table-cell table:style-name="ce2" office:value-type="float" office:value="109.26" calcext:value-type="float">
            <text:p>109.26</text:p>
          </table:table-cell>
          <table:table-cell table:style-name="ce2" office:value-type="float" office:value="218.51" calcext:value-type="float">
            <text:p>218.5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96-524288-mq-deadline.csv.zst</text:p>
          </table:table-cell>
          <table:table-cell table:style-name="ce2" office:value-type="float" office:value="1755.6" calcext:value-type="float">
            <text:p>1755.6</text:p>
          </table:table-cell>
          <table:table-cell table:style-name="ce2" office:value-type="float" office:value="3511.19" calcext:value-type="float">
            <text:p>3511.1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96-524288-mq-deadline.csv.zst</text:p>
          </table:table-cell>
          <table:table-cell table:style-name="ce2" office:value-type="float" office:value="116.58" calcext:value-type="float">
            <text:p>116.58</text:p>
          </table:table-cell>
          <table:table-cell table:style-name="ce2" office:value-type="float" office:value="233.16" calcext:value-type="float">
            <text:p>233.16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128-524288-mq-deadline.csv.zst</text:p>
          </table:table-cell>
          <table:table-cell table:style-name="ce2" office:value-type="float" office:value="1742.44" calcext:value-type="float">
            <text:p>1742.44</text:p>
          </table:table-cell>
          <table:table-cell table:style-name="ce2" office:value-type="float" office:value="3484.87" calcext:value-type="float">
            <text:p>3484.8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128-524288-mq-deadline.csv.zst</text:p>
          </table:table-cell>
          <table:table-cell table:style-name="ce2" office:value-type="float" office:value="113.9" calcext:value-type="float">
            <text:p>113.9</text:p>
          </table:table-cell>
          <table:table-cell table:style-name="ce2" office:value-type="float" office:value="227.81" calcext:value-type="float">
            <text:p>227.8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08-1048576-mq-deadline.csv.zst</text:p>
          </table:table-cell>
          <table:table-cell table:number-columns-repeated="2" table:style-name="ce2" office:value-type="float" office:value="2325.84" calcext:value-type="float">
            <text:p>2325.8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08-1048576-mq-deadline.csv.zst</text:p>
          </table:table-cell>
          <table:table-cell table:number-columns-repeated="2" table:style-name="ce2" office:value-type="float" office:value="91.05" calcext:value-type="float">
            <text:p>91.0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16-1048576-mq-deadline.csv.zst</text:p>
          </table:table-cell>
          <table:table-cell table:number-columns-repeated="2" table:style-name="ce2" office:value-type="float" office:value="2943.25" calcext:value-type="float">
            <text:p>2943.2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16-1048576-mq-deadline.csv.zst</text:p>
          </table:table-cell>
          <table:table-cell table:number-columns-repeated="2" table:style-name="ce2" office:value-type="float" office:value="129.12" calcext:value-type="float">
            <text:p>129.1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24-1048576-mq-deadline.csv.zst</text:p>
          </table:table-cell>
          <table:table-cell table:number-columns-repeated="2" table:style-name="ce2" office:value-type="float" office:value="3123.22" calcext:value-type="float">
            <text:p>3123.2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24-1048576-mq-deadline.csv.zst</text:p>
          </table:table-cell>
          <table:table-cell table:number-columns-repeated="2" table:style-name="ce2" office:value-type="float" office:value="143.4" calcext:value-type="float">
            <text:p>143.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48-1048576-mq-deadline.csv.zst</text:p>
          </table:table-cell>
          <table:table-cell table:number-columns-repeated="2" table:style-name="ce2" office:value-type="float" office:value="3287.78" calcext:value-type="float">
            <text:p>3287.7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48-1048576-mq-deadline.csv.zst</text:p>
          </table:table-cell>
          <table:table-cell table:number-columns-repeated="2" table:style-name="ce2" office:value-type="float" office:value="184.82" calcext:value-type="float">
            <text:p>184.8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64-1048576-mq-deadline.csv.zst</text:p>
          </table:table-cell>
          <table:table-cell table:number-columns-repeated="2" table:style-name="ce2" office:value-type="float" office:value="2748.91" calcext:value-type="float">
            <text:p>2748.9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64-1048576-mq-deadline.csv.zst</text:p>
          </table:table-cell>
          <table:table-cell table:number-columns-repeated="2" table:style-name="ce2" office:value-type="float" office:value="190.56" calcext:value-type="float">
            <text:p>190.56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96-1048576-mq-deadline.csv.zst</text:p>
          </table:table-cell>
          <table:table-cell table:number-columns-repeated="2" table:style-name="ce2" office:value-type="float" office:value="2796.31" calcext:value-type="float">
            <text:p>2796.3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96-1048576-mq-deadline.csv.zst</text:p>
          </table:table-cell>
          <table:table-cell table:number-columns-repeated="2" table:style-name="ce2" office:value-type="float" office:value="186.72" calcext:value-type="float">
            <text:p>186.7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128-1048576-mq-deadline.csv.zst</text:p>
          </table:table-cell>
          <table:table-cell table:number-columns-repeated="2" table:style-name="ce2" office:value-type="float" office:value="2785.71" calcext:value-type="float">
            <text:p>2785.7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128-1048576-mq-deadline.csv.zst</text:p>
          </table:table-cell>
          <table:table-cell table:number-columns-repeated="2" table:style-name="ce2" office:value-type="float" office:value="205.91" calcext:value-type="float">
            <text:p>205.9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08-4194304-mq-deadline.csv.zst</text:p>
          </table:table-cell>
          <table:table-cell table:style-name="ce2" office:value-type="float" office:value="4863.76" calcext:value-type="float">
            <text:p>4863.76</text:p>
          </table:table-cell>
          <table:table-cell table:style-name="ce2" office:value-type="float" office:value="1215.94" calcext:value-type="float">
            <text:p>1215.9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08-4194304-mq-deadline.csv.zst</text:p>
          </table:table-cell>
          <table:table-cell table:style-name="ce2" office:value-type="float" office:value="395.15" calcext:value-type="float">
            <text:p>395.15</text:p>
          </table:table-cell>
          <table:table-cell table:style-name="ce2" office:value-type="float" office:value="98.79" calcext:value-type="float">
            <text:p>98.79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16-4194304-mq-deadline.csv.zst</text:p>
          </table:table-cell>
          <table:table-cell table:style-name="ce2" office:value-type="float" office:value="7067.26" calcext:value-type="float">
            <text:p>7067.26</text:p>
          </table:table-cell>
          <table:table-cell table:style-name="ce2" office:value-type="float" office:value="1766.81" calcext:value-type="float">
            <text:p>1766.8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16-4194304-mq-deadline.csv.zst</text:p>
          </table:table-cell>
          <table:table-cell table:style-name="ce2" office:value-type="float" office:value="573.02" calcext:value-type="float">
            <text:p>573.02</text:p>
          </table:table-cell>
          <table:table-cell table:style-name="ce2" office:value-type="float" office:value="143.25" calcext:value-type="float">
            <text:p>143.2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24-4194304-mq-deadline.csv.zst</text:p>
          </table:table-cell>
          <table:table-cell table:style-name="ce2" office:value-type="float" office:value="8135.8" calcext:value-type="float">
            <text:p>8135.8</text:p>
          </table:table-cell>
          <table:table-cell table:style-name="ce2" office:value-type="float" office:value="2033.95" calcext:value-type="float">
            <text:p>2033.9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24-4194304-mq-deadline.csv.zst</text:p>
          </table:table-cell>
          <table:table-cell table:style-name="ce2" office:value-type="float" office:value="693.66" calcext:value-type="float">
            <text:p>693.66</text:p>
          </table:table-cell>
          <table:table-cell table:style-name="ce2" office:value-type="float" office:value="173.42" calcext:value-type="float">
            <text:p>173.4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48-4194304-mq-deadline.csv.zst</text:p>
          </table:table-cell>
          <table:table-cell table:style-name="ce2" office:value-type="float" office:value="9082.78" calcext:value-type="float">
            <text:p>9082.78</text:p>
          </table:table-cell>
          <table:table-cell table:style-name="ce2" office:value-type="float" office:value="2270.69" calcext:value-type="float">
            <text:p>2270.6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48-4194304-mq-deadline.csv.zst</text:p>
          </table:table-cell>
          <table:table-cell table:style-name="ce2" office:value-type="float" office:value="918.25" calcext:value-type="float">
            <text:p>918.25</text:p>
          </table:table-cell>
          <table:table-cell table:style-name="ce2" office:value-type="float" office:value="229.56" calcext:value-type="float">
            <text:p>229.56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64-4194304-mq-deadline.csv.zst</text:p>
          </table:table-cell>
          <table:table-cell table:style-name="ce2" office:value-type="float" office:value="9229.79" calcext:value-type="float">
            <text:p>9229.79</text:p>
          </table:table-cell>
          <table:table-cell table:style-name="ce2" office:value-type="float" office:value="2307.45" calcext:value-type="float">
            <text:p>2307.45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64-4194304-mq-deadline.csv.zst</text:p>
          </table:table-cell>
          <table:table-cell table:style-name="ce2" office:value-type="float" office:value="1002.86" calcext:value-type="float">
            <text:p>1002.86</text:p>
          </table:table-cell>
          <table:table-cell table:style-name="ce2" office:value-type="float" office:value="250.72" calcext:value-type="float">
            <text:p>250.7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96-4194304-mq-deadline.csv.zst</text:p>
          </table:table-cell>
          <table:table-cell table:style-name="ce2" office:value-type="float" office:value="9342.86" calcext:value-type="float">
            <text:p>9342.86</text:p>
          </table:table-cell>
          <table:table-cell table:style-name="ce2" office:value-type="float" office:value="2335.72" calcext:value-type="float">
            <text:p>2335.7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96-4194304-mq-deadline.csv.zst</text:p>
          </table:table-cell>
          <table:table-cell table:style-name="ce2" office:value-type="float" office:value="1129.34" calcext:value-type="float">
            <text:p>1129.34</text:p>
          </table:table-cell>
          <table:table-cell table:style-name="ce2" office:value-type="float" office:value="282.34" calcext:value-type="float">
            <text:p>282.3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128-4194304-mq-deadline.csv.zst</text:p>
          </table:table-cell>
          <table:table-cell table:style-name="ce2" office:value-type="float" office:value="9404.45" calcext:value-type="float">
            <text:p>9404.45</text:p>
          </table:table-cell>
          <table:table-cell table:style-name="ce2" office:value-type="float" office:value="2351.11" calcext:value-type="float">
            <text:p>2351.1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128-4194304-mq-deadline.csv.zst</text:p>
          </table:table-cell>
          <table:table-cell table:style-name="ce2" office:value-type="float" office:value="1275.17" calcext:value-type="float">
            <text:p>1275.17</text:p>
          </table:table-cell>
          <table:table-cell table:style-name="ce2" office:value-type="float" office:value="318.79" calcext:value-type="float">
            <text:p>318.79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08-16777216-mq-deadline.csv.zst</text:p>
          </table:table-cell>
          <table:table-cell table:style-name="ce2" office:value-type="float" office:value="8741.82" calcext:value-type="float">
            <text:p>8741.82</text:p>
          </table:table-cell>
          <table:table-cell table:style-name="ce2" office:value-type="float" office:value="546.36" calcext:value-type="float">
            <text:p>546.36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08-16777216-mq-deadline.csv.zst</text:p>
          </table:table-cell>
          <table:table-cell table:style-name="ce2" office:value-type="float" office:value="1165.45" calcext:value-type="float">
            <text:p>1165.45</text:p>
          </table:table-cell>
          <table:table-cell table:style-name="ce2" office:value-type="float" office:value="72.84" calcext:value-type="float">
            <text:p>72.8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16-16777216-mq-deadline.csv.zst</text:p>
          </table:table-cell>
          <table:table-cell table:style-name="ce2" office:value-type="float" office:value="11780.33" calcext:value-type="float">
            <text:p>11780.33</text:p>
          </table:table-cell>
          <table:table-cell table:style-name="ce2" office:value-type="float" office:value="736.27" calcext:value-type="float">
            <text:p>736.2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16-16777216-mq-deadline.csv.zst</text:p>
          </table:table-cell>
          <table:table-cell table:style-name="ce2" office:value-type="float" office:value="1808.68" calcext:value-type="float">
            <text:p>1808.68</text:p>
          </table:table-cell>
          <table:table-cell table:style-name="ce2" office:value-type="float" office:value="113.04" calcext:value-type="float">
            <text:p>113.0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24-16777216-mq-deadline.csv.zst</text:p>
          </table:table-cell>
          <table:table-cell table:style-name="ce2" office:value-type="float" office:value="12706.65" calcext:value-type="float">
            <text:p>12706.65</text:p>
          </table:table-cell>
          <table:table-cell table:style-name="ce2" office:value-type="float" office:value="794.17" calcext:value-type="float">
            <text:p>794.1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24-16777216-mq-deadline.csv.zst</text:p>
          </table:table-cell>
          <table:table-cell table:style-name="ce2" office:value-type="float" office:value="2053.02" calcext:value-type="float">
            <text:p>2053.02</text:p>
          </table:table-cell>
          <table:table-cell table:style-name="ce2" office:value-type="float" office:value="128.31" calcext:value-type="float">
            <text:p>128.3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48-16777216-mq-deadline.csv.zst</text:p>
          </table:table-cell>
          <table:table-cell table:style-name="ce2" office:value-type="float" office:value="13074.28" calcext:value-type="float">
            <text:p>13074.28</text:p>
          </table:table-cell>
          <table:table-cell table:style-name="ce2" office:value-type="float" office:value="817.14" calcext:value-type="float">
            <text:p>817.14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48-16777216-mq-deadline.csv.zst</text:p>
          </table:table-cell>
          <table:table-cell table:style-name="ce2" office:value-type="float" office:value="2775.44" calcext:value-type="float">
            <text:p>2775.44</text:p>
          </table:table-cell>
          <table:table-cell table:style-name="ce2" office:value-type="float" office:value="173.47" calcext:value-type="float">
            <text:p>173.47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64-16777216-mq-deadline.csv.zst</text:p>
          </table:table-cell>
          <table:table-cell table:style-name="ce2" office:value-type="float" office:value="13101.31" calcext:value-type="float">
            <text:p>13101.31</text:p>
          </table:table-cell>
          <table:table-cell table:style-name="ce2" office:value-type="float" office:value="818.83" calcext:value-type="float">
            <text:p>818.8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64-16777216-mq-deadline.csv.zst</text:p>
          </table:table-cell>
          <table:table-cell table:style-name="ce2" office:value-type="float" office:value="3122" calcext:value-type="float">
            <text:p>3122</text:p>
          </table:table-cell>
          <table:table-cell table:style-name="ce2" office:value-type="float" office:value="195.12" calcext:value-type="float">
            <text:p>195.1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96-16777216-mq-deadline.csv.zst</text:p>
          </table:table-cell>
          <table:table-cell table:style-name="ce2" office:value-type="float" office:value="12884.69" calcext:value-type="float">
            <text:p>12884.69</text:p>
          </table:table-cell>
          <table:table-cell table:style-name="ce2" office:value-type="float" office:value="805.29" calcext:value-type="float">
            <text:p>805.2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96-16777216-mq-deadline.csv.zst</text:p>
          </table:table-cell>
          <table:table-cell table:style-name="ce2" office:value-type="float" office:value="3629.3" calcext:value-type="float">
            <text:p>3629.3</text:p>
          </table:table-cell>
          <table:table-cell table:style-name="ce2" office:value-type="float" office:value="226.83" calcext:value-type="float">
            <text:p>226.83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128-16777216-mq-deadline.csv.zst</text:p>
          </table:table-cell>
          <table:table-cell table:style-name="ce2" office:value-type="float" office:value="12901.03" calcext:value-type="float">
            <text:p>12901.03</text:p>
          </table:table-cell>
          <table:table-cell table:style-name="ce2" office:value-type="float" office:value="806.31" calcext:value-type="float">
            <text:p>806.3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128-16777216-mq-deadline.csv.zst</text:p>
          </table:table-cell>
          <table:table-cell table:style-name="ce2" office:value-type="float" office:value="4015.76" calcext:value-type="float">
            <text:p>4015.76</text:p>
          </table:table-cell>
          <table:table-cell table:style-name="ce2" office:value-type="float" office:value="250.98" calcext:value-type="float">
            <text:p>250.98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08-67108864-mq-deadline.csv.zst</text:p>
          </table:table-cell>
          <table:table-cell table:style-name="ce2" office:value-type="float" office:value="11930.84" calcext:value-type="float">
            <text:p>11930.84</text:p>
          </table:table-cell>
          <table:table-cell table:style-name="ce2" office:value-type="float" office:value="186.42" calcext:value-type="float">
            <text:p>186.42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08-67108864-mq-deadline.csv.zst</text:p>
          </table:table-cell>
          <table:table-cell table:style-name="ce2" office:value-type="float" office:value="2268.53" calcext:value-type="float">
            <text:p>2268.53</text:p>
          </table:table-cell>
          <table:table-cell table:style-name="ce2" office:value-type="float" office:value="35.45" calcext:value-type="float">
            <text:p>35.4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16-67108864-mq-deadline.csv.zst</text:p>
          </table:table-cell>
          <table:table-cell table:style-name="ce2" office:value-type="float" office:value="13049.72" calcext:value-type="float">
            <text:p>13049.72</text:p>
          </table:table-cell>
          <table:table-cell table:style-name="ce2" office:value-type="float" office:value="203.9" calcext:value-type="float">
            <text:p>203.9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16-67108864-mq-deadline.csv.zst</text:p>
          </table:table-cell>
          <table:table-cell table:style-name="ce2" office:value-type="float" office:value="3772.18" calcext:value-type="float">
            <text:p>3772.18</text:p>
          </table:table-cell>
          <table:table-cell table:style-name="ce2" office:value-type="float" office:value="58.94" calcext:value-type="float">
            <text:p>58.9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24-67108864-mq-deadline.csv.zst</text:p>
          </table:table-cell>
          <table:table-cell table:style-name="ce2" office:value-type="float" office:value="13166.41" calcext:value-type="float">
            <text:p>13166.41</text:p>
          </table:table-cell>
          <table:table-cell table:style-name="ce2" office:value-type="float" office:value="205.73" calcext:value-type="float">
            <text:p>205.73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24-67108864-mq-deadline.csv.zst</text:p>
          </table:table-cell>
          <table:table-cell table:style-name="ce2" office:value-type="float" office:value="4751.49" calcext:value-type="float">
            <text:p>4751.49</text:p>
          </table:table-cell>
          <table:table-cell table:style-name="ce2" office:value-type="float" office:value="74.24" calcext:value-type="float">
            <text:p>74.2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48-67108864-mq-deadline.csv.zst</text:p>
          </table:table-cell>
          <table:table-cell table:style-name="ce2" office:value-type="float" office:value="13317.15" calcext:value-type="float">
            <text:p>13317.15</text:p>
          </table:table-cell>
          <table:table-cell table:style-name="ce2" office:value-type="float" office:value="208.08" calcext:value-type="float">
            <text:p>208.08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48-67108864-mq-deadline.csv.zst</text:p>
          </table:table-cell>
          <table:table-cell table:style-name="ce2" office:value-type="float" office:value="6394.51" calcext:value-type="float">
            <text:p>6394.51</text:p>
          </table:table-cell>
          <table:table-cell table:style-name="ce2" office:value-type="float" office:value="99.91" calcext:value-type="float">
            <text:p>99.9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64-67108864-mq-deadline.csv.zst</text:p>
          </table:table-cell>
          <table:table-cell table:style-name="ce2" office:value-type="float" office:value="13239.48" calcext:value-type="float">
            <text:p>13239.48</text:p>
          </table:table-cell>
          <table:table-cell table:style-name="ce2" office:value-type="float" office:value="206.87" calcext:value-type="float">
            <text:p>206.8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64-67108864-mq-deadline.csv.zst</text:p>
          </table:table-cell>
          <table:table-cell table:style-name="ce2" office:value-type="float" office:value="6509.74" calcext:value-type="float">
            <text:p>6509.74</text:p>
          </table:table-cell>
          <table:table-cell table:style-name="ce2" office:value-type="float" office:value="101.71" calcext:value-type="float">
            <text:p>101.7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096-67108864-mq-deadline.csv.zst</text:p>
          </table:table-cell>
          <table:table-cell table:style-name="ce2" office:value-type="float" office:value="13099.15" calcext:value-type="float">
            <text:p>13099.15</text:p>
          </table:table-cell>
          <table:table-cell table:style-name="ce2" office:value-type="float" office:value="204.67" calcext:value-type="float">
            <text:p>204.67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096-67108864-mq-deadline.csv.zst</text:p>
          </table:table-cell>
          <table:table-cell table:style-name="ce2" office:value-type="float" office:value="6493.99" calcext:value-type="float">
            <text:p>6493.99</text:p>
          </table:table-cell>
          <table:table-cell table:style-name="ce2" office:value-type="float" office:value="101.47" calcext:value-type="float">
            <text:p>101.47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ge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get-128-67108864-mq-deadline.csv.zst</text:p>
          </table:table-cell>
          <table:table-cell table:style-name="ce2" office:value-type="float" office:value="13133.43" calcext:value-type="float">
            <text:p>13133.43</text:p>
          </table:table-cell>
          <table:table-cell table:style-name="ce2" office:value-type="float" office:value="205.21" calcext:value-type="float">
            <text:p>205.21</text:p>
          </table:table-cell>
          <table:table-cell/>
          <table:table-cell table:style-name="ce2" office:value-type="string" calcext:value-type="string">
            <text:p>pu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q_deadline</text:p>
          </table:table-cell>
          <table:table-cell table:style-name="ce2" office:value-type="string" calcext:value-type="string">
            <text:p>put-128-67108864-mq-deadline.csv.zst</text:p>
          </table:table-cell>
          <table:table-cell table:style-name="ce2" office:value-type="float" office:value="6526.67" calcext:value-type="float">
            <text:p>6526.67</text:p>
          </table:table-cell>
          <table:table-cell table:style-name="ce2" office:value-type="float" office:value="101.98" calcext:value-type="float">
            <text:p>101.98</text:p>
          </table:table-cell>
          <table:table-cell table:number-columns-repeated="100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Tables" table:style-name="ta3">
        <table:table-column table:style-name="co1" table:number-columns-repeated="1024" table:default-cell-style-name="Default"/>
        <table:table-row table:style-name="ro3">
          <table:table-cell table:style-name="ce2" office:value-type="string" calcext:value-type="string">
            <text:p>GE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Average - MiB/Sec</text:p>
          </table:table-cell>
          <table:table-cell table:style-name="ce8" office:value-type="string" calcext:value-type="string">
            <text:p>TotalThreads</text:p>
          </table:table-cell>
          <table:table-cell table:style-name="ce13" table:number-columns-repeated="5"/>
          <table:table-cell table:style-name="ce17"/>
          <table:table-cell>
            <draw:frame table:end-cell-address="PivotTables.N19" table:end-x="73.25pt" table:end-y="10.46pt" draw:z-index="0" draw:name="Chart 3" draw:style-name="gr1" draw:text-style-name="P1" svg:width="449.97pt" svg:height="278.22pt" svg:x="24.01pt" svg:y="0pt">
              <draw:object draw:notify-on-update-of-ranges="PivotTables.B3:PivotTables.H3 PivotTables.A4:PivotTables.A4 PivotTables.B4:PivotTables.H4 PivotTables.A5:PivotTables.A5 PivotTables.B5:PivotTables.H5 PivotTables.A6:PivotTables.A6 PivotTables.B6:PivotTables.H6 PivotTables.A7:PivotTables.A7 PivotTables.B7:PivotTables.H7 PivotTables.A8:PivotTables.A8 PivotTables.B8:PivotTables.H8 PivotTables.A9:PivotTables.A9 PivotTables.B9:PivotTables.H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lockSize (MB)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16"/>
        </table:table-row>
        <table:table-row table:style-name="ro3">
          <table:table-cell table:style-name="ce5" office:value-type="float" office:value="0.125" calcext:value-type="float">
            <text:p>0.125</text:p>
          </table:table-cell>
          <table:table-cell table:style-name="ce10" office:value-type="float" office:value="239.85" calcext:value-type="float">
            <text:p>239.85</text:p>
          </table:table-cell>
          <table:table-cell table:style-name="ce15" office:value-type="float" office:value="293.67" calcext:value-type="float">
            <text:p>293.67</text:p>
          </table:table-cell>
          <table:table-cell table:style-name="ce15" office:value-type="float" office:value="311.05" calcext:value-type="float">
            <text:p>311.05</text:p>
          </table:table-cell>
          <table:table-cell table:style-name="ce15" office:value-type="float" office:value="422.09" calcext:value-type="float">
            <text:p>422.09</text:p>
          </table:table-cell>
          <table:table-cell table:style-name="ce15" office:value-type="float" office:value="465.34" calcext:value-type="float">
            <text:p>465.34</text:p>
          </table:table-cell>
          <table:table-cell table:style-name="ce15" office:value-type="float" office:value="464.93" calcext:value-type="float">
            <text:p>464.93</text:p>
          </table:table-cell>
          <table:table-cell table:style-name="ce19" office:value-type="float" office:value="456.33" calcext:value-type="float">
            <text:p>456.33</text:p>
          </table:table-cell>
          <table:table-cell table:number-columns-repeated="1016"/>
        </table:table-row>
        <table:table-row table:style-name="ro3"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1204.27" calcext:value-type="float">
            <text:p>1204.27</text:p>
          </table:table-cell>
          <table:table-cell table:style-name="Pivot_20_Table_20_Value" office:value-type="float" office:value="1625.31" calcext:value-type="float">
            <text:p>1625.31</text:p>
          </table:table-cell>
          <table:table-cell table:style-name="Pivot_20_Table_20_Value" office:value-type="float" office:value="1693.91" calcext:value-type="float">
            <text:p>1693.91</text:p>
          </table:table-cell>
          <table:table-cell table:style-name="Pivot_20_Table_20_Value" office:value-type="float" office:value="1752.52" calcext:value-type="float">
            <text:p>1752.52</text:p>
          </table:table-cell>
          <table:table-cell table:style-name="Pivot_20_Table_20_Value" office:value-type="float" office:value="1758.68" calcext:value-type="float">
            <text:p>1758.68</text:p>
          </table:table-cell>
          <table:table-cell table:style-name="Pivot_20_Table_20_Value" office:value-type="float" office:value="1755.6" calcext:value-type="float">
            <text:p>1755.6</text:p>
          </table:table-cell>
          <table:table-cell table:style-name="ce20" office:value-type="float" office:value="1742.44" calcext:value-type="float">
            <text:p>1742.44</text:p>
          </table:table-cell>
          <table:table-cell table:number-columns-repeated="1016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float" office:value="2325.84" calcext:value-type="float">
            <text:p>2325.84</text:p>
          </table:table-cell>
          <table:table-cell table:style-name="Pivot_20_Table_20_Value" office:value-type="float" office:value="2943.25" calcext:value-type="float">
            <text:p>2943.25</text:p>
          </table:table-cell>
          <table:table-cell table:style-name="Pivot_20_Table_20_Value" office:value-type="float" office:value="3123.22" calcext:value-type="float">
            <text:p>3123.22</text:p>
          </table:table-cell>
          <table:table-cell table:style-name="Pivot_20_Table_20_Value" office:value-type="float" office:value="3287.78" calcext:value-type="float">
            <text:p>3287.78</text:p>
          </table:table-cell>
          <table:table-cell table:style-name="Pivot_20_Table_20_Value" office:value-type="float" office:value="2748.91" calcext:value-type="float">
            <text:p>2748.91</text:p>
          </table:table-cell>
          <table:table-cell table:style-name="Pivot_20_Table_20_Value" office:value-type="float" office:value="2796.31" calcext:value-type="float">
            <text:p>2796.31</text:p>
          </table:table-cell>
          <table:table-cell table:style-name="ce20" office:value-type="float" office:value="2785.71" calcext:value-type="float">
            <text:p>2785.71</text:p>
          </table:table-cell>
          <table:table-cell table:number-columns-repeated="1016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float" office:value="4863.76" calcext:value-type="float">
            <text:p>4863.76</text:p>
          </table:table-cell>
          <table:table-cell table:style-name="Pivot_20_Table_20_Value" office:value-type="float" office:value="7067.26" calcext:value-type="float">
            <text:p>7067.26</text:p>
          </table:table-cell>
          <table:table-cell table:style-name="Pivot_20_Table_20_Value" office:value-type="float" office:value="8135.8" calcext:value-type="float">
            <text:p>8135.8</text:p>
          </table:table-cell>
          <table:table-cell table:style-name="Pivot_20_Table_20_Value" office:value-type="float" office:value="9082.78" calcext:value-type="float">
            <text:p>9082.78</text:p>
          </table:table-cell>
          <table:table-cell table:style-name="Pivot_20_Table_20_Value" office:value-type="float" office:value="9229.79" calcext:value-type="float">
            <text:p>9229.79</text:p>
          </table:table-cell>
          <table:table-cell table:style-name="Pivot_20_Table_20_Value" office:value-type="float" office:value="9342.86" calcext:value-type="float">
            <text:p>9342.86</text:p>
          </table:table-cell>
          <table:table-cell table:style-name="ce20" office:value-type="float" office:value="9404.45" calcext:value-type="float">
            <text:p>9404.45</text:p>
          </table:table-cell>
          <table:table-cell table:number-columns-repeated="1016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11" office:value-type="float" office:value="8741.82" calcext:value-type="float">
            <text:p>8741.82</text:p>
          </table:table-cell>
          <table:table-cell table:style-name="Pivot_20_Table_20_Value" office:value-type="float" office:value="11780.33" calcext:value-type="float">
            <text:p>11780.33</text:p>
          </table:table-cell>
          <table:table-cell table:style-name="Pivot_20_Table_20_Value" office:value-type="float" office:value="12706.65" calcext:value-type="float">
            <text:p>12706.65</text:p>
          </table:table-cell>
          <table:table-cell table:style-name="Pivot_20_Table_20_Value" office:value-type="float" office:value="13074.28" calcext:value-type="float">
            <text:p>13074.28</text:p>
          </table:table-cell>
          <table:table-cell table:style-name="Pivot_20_Table_20_Value" office:value-type="float" office:value="13101.31" calcext:value-type="float">
            <text:p>13101.31</text:p>
          </table:table-cell>
          <table:table-cell table:style-name="Pivot_20_Table_20_Value" office:value-type="float" office:value="12884.69" calcext:value-type="float">
            <text:p>12884.69</text:p>
          </table:table-cell>
          <table:table-cell table:style-name="ce20" office:value-type="float" office:value="12901.03" calcext:value-type="float">
            <text:p>12901.03</text:p>
          </table:table-cell>
          <table:table-cell table:number-columns-repeated="1016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12" office:value-type="float" office:value="11930.84" calcext:value-type="float">
            <text:p>11930.84</text:p>
          </table:table-cell>
          <table:table-cell table:style-name="ce16" office:value-type="float" office:value="13049.72" calcext:value-type="float">
            <text:p>13049.72</text:p>
          </table:table-cell>
          <table:table-cell table:style-name="ce16" office:value-type="float" office:value="13166.41" calcext:value-type="float">
            <text:p>13166.41</text:p>
          </table:table-cell>
          <table:table-cell table:style-name="ce16" office:value-type="float" office:value="13317.15" calcext:value-type="float">
            <text:p>13317.15</text:p>
          </table:table-cell>
          <table:table-cell table:style-name="ce16" office:value-type="float" office:value="13239.48" calcext:value-type="float">
            <text:p>13239.48</text:p>
          </table:table-cell>
          <table:table-cell table:style-name="ce16" office:value-type="float" office:value="13099.15" calcext:value-type="float">
            <text:p>13099.15</text:p>
          </table:table-cell>
          <table:table-cell table:style-name="ce21" office:value-type="float" office:value="13133.43" calcext:value-type="float">
            <text:p>13133.43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style-name="ce2" office:value-type="string" calcext:value-type="string">
            <text:p>PU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Sum - MiB/Sec</text:p>
          </table:table-cell>
          <table:table-cell table:style-name="ce8" office:value-type="string" calcext:value-type="string">
            <text:p>TotalThreads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3">
          <table:table-cell table:style-name="ce4" office:value-type="string" calcext:value-type="string">
            <text:p>BlockSize (MB)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16"/>
        </table:table-row>
        <table:table-row table:style-name="ro3">
          <table:table-cell table:style-name="ce5" office:value-type="float" office:value="0.125" calcext:value-type="float">
            <text:p>0.125</text:p>
          </table:table-cell>
          <table:table-cell table:style-name="ce10" office:value-type="float" office:value="13.93" calcext:value-type="float">
            <text:p>13.93</text:p>
          </table:table-cell>
          <table:table-cell table:style-name="ce15" office:value-type="float" office:value="19.11" calcext:value-type="float">
            <text:p>19.11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31.75" calcext:value-type="float">
            <text:p>31.75</text:p>
          </table:table-cell>
          <table:table-cell table:style-name="ce15" office:value-type="float" office:value="36.28" calcext:value-type="float">
            <text:p>36.28</text:p>
          </table:table-cell>
          <table:table-cell table:style-name="ce19" office:value-type="float" office:value="38.65" calcext:value-type="float">
            <text:p>38.65</text:p>
          </table:table-cell>
          <table:table-cell table:number-columns-repeated="1016"/>
        </table:table-row>
        <table:table-row table:style-name="ro3"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47.84" calcext:value-type="float">
            <text:p>47.84</text:p>
          </table:table-cell>
          <table:table-cell table:style-name="Pivot_20_Table_20_Value" office:value-type="float" office:value="68.74" calcext:value-type="float">
            <text:p>68.74</text:p>
          </table:table-cell>
          <table:table-cell table:style-name="Pivot_20_Table_20_Value" office:value-type="float" office:value="80.18" calcext:value-type="float">
            <text:p>80.18</text:p>
          </table:table-cell>
          <table:table-cell table:style-name="Pivot_20_Table_20_Value" office:value-type="float" office:value="100.75" calcext:value-type="float">
            <text:p>100.75</text:p>
          </table:table-cell>
          <table:table-cell table:style-name="Pivot_20_Table_20_Value" office:value-type="float" office:value="109.26" calcext:value-type="float">
            <text:p>109.26</text:p>
          </table:table-cell>
          <table:table-cell table:style-name="Pivot_20_Table_20_Value" office:value-type="float" office:value="116.58" calcext:value-type="float">
            <text:p>116.58</text:p>
          </table:table-cell>
          <table:table-cell table:style-name="ce20" office:value-type="float" office:value="113.9" calcext:value-type="float">
            <text:p>113.9</text:p>
          </table:table-cell>
          <table:table-cell table:number-columns-repeated="1016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float" office:value="91.05" calcext:value-type="float">
            <text:p>91.05</text:p>
          </table:table-cell>
          <table:table-cell table:style-name="Pivot_20_Table_20_Value" office:value-type="float" office:value="129.12" calcext:value-type="float">
            <text:p>129.12</text:p>
          </table:table-cell>
          <table:table-cell table:style-name="Pivot_20_Table_20_Value" office:value-type="float" office:value="143.4" calcext:value-type="float">
            <text:p>143.4</text:p>
          </table:table-cell>
          <table:table-cell table:style-name="Pivot_20_Table_20_Value" office:value-type="float" office:value="184.82" calcext:value-type="float">
            <text:p>184.82</text:p>
          </table:table-cell>
          <table:table-cell table:style-name="Pivot_20_Table_20_Value" office:value-type="float" office:value="190.56" calcext:value-type="float">
            <text:p>190.56</text:p>
          </table:table-cell>
          <table:table-cell table:style-name="Pivot_20_Table_20_Value" office:value-type="float" office:value="186.72" calcext:value-type="float">
            <text:p>186.72</text:p>
          </table:table-cell>
          <table:table-cell table:style-name="ce20" office:value-type="float" office:value="205.91" calcext:value-type="float">
            <text:p>205.91</text:p>
          </table:table-cell>
          <table:table-cell table:number-columns-repeated="1016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float" office:value="395.15" calcext:value-type="float">
            <text:p>395.15</text:p>
          </table:table-cell>
          <table:table-cell table:style-name="Pivot_20_Table_20_Value" office:value-type="float" office:value="573.02" calcext:value-type="float">
            <text:p>573.02</text:p>
          </table:table-cell>
          <table:table-cell table:style-name="Pivot_20_Table_20_Value" office:value-type="float" office:value="693.66" calcext:value-type="float">
            <text:p>693.66</text:p>
          </table:table-cell>
          <table:table-cell table:style-name="Pivot_20_Table_20_Value" office:value-type="float" office:value="918.25" calcext:value-type="float">
            <text:p>918.25</text:p>
          </table:table-cell>
          <table:table-cell table:style-name="Pivot_20_Table_20_Value" office:value-type="float" office:value="1002.86" calcext:value-type="float">
            <text:p>1002.86</text:p>
          </table:table-cell>
          <table:table-cell table:style-name="Pivot_20_Table_20_Value" office:value-type="float" office:value="1129.34" calcext:value-type="float">
            <text:p>1129.34</text:p>
          </table:table-cell>
          <table:table-cell table:style-name="ce20" office:value-type="float" office:value="1275.17" calcext:value-type="float">
            <text:p>1275.17</text:p>
          </table:table-cell>
          <table:table-cell table:number-columns-repeated="1016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165.45" calcext:value-type="float">
            <text:p>1165.45</text:p>
          </table:table-cell>
          <table:table-cell table:style-name="Pivot_20_Table_20_Value" office:value-type="float" office:value="1808.68" calcext:value-type="float">
            <text:p>1808.68</text:p>
          </table:table-cell>
          <table:table-cell table:style-name="Pivot_20_Table_20_Value" office:value-type="float" office:value="2053.02" calcext:value-type="float">
            <text:p>2053.02</text:p>
          </table:table-cell>
          <table:table-cell table:style-name="Pivot_20_Table_20_Value" office:value-type="float" office:value="2775.44" calcext:value-type="float">
            <text:p>2775.44</text:p>
          </table:table-cell>
          <table:table-cell table:style-name="Pivot_20_Table_20_Value" office:value-type="float" office:value="3122" calcext:value-type="float">
            <text:p>3122</text:p>
          </table:table-cell>
          <table:table-cell table:style-name="Pivot_20_Table_20_Value" office:value-type="float" office:value="3629.3" calcext:value-type="float">
            <text:p>3629.3</text:p>
          </table:table-cell>
          <table:table-cell table:style-name="ce20" office:value-type="float" office:value="4015.76" calcext:value-type="float">
            <text:p>4015.76</text:p>
          </table:table-cell>
          <table:table-cell table:number-columns-repeated="1016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12" office:value-type="float" office:value="2268.53" calcext:value-type="float">
            <text:p>2268.53</text:p>
          </table:table-cell>
          <table:table-cell table:style-name="ce16" office:value-type="float" office:value="3772.18" calcext:value-type="float">
            <text:p>3772.18</text:p>
          </table:table-cell>
          <table:table-cell table:style-name="ce16" office:value-type="float" office:value="4751.49" calcext:value-type="float">
            <text:p>4751.49</text:p>
          </table:table-cell>
          <table:table-cell table:style-name="ce16" office:value-type="float" office:value="6394.51" calcext:value-type="float">
            <text:p>6394.51</text:p>
          </table:table-cell>
          <table:table-cell table:style-name="ce16" office:value-type="float" office:value="6509.74" calcext:value-type="float">
            <text:p>6509.74</text:p>
          </table:table-cell>
          <table:table-cell table:style-name="ce16" office:value-type="float" office:value="6493.99" calcext:value-type="float">
            <text:p>6493.99</text:p>
          </table:table-cell>
          <table:table-cell table:style-name="ce21" office:value-type="float" office:value="6526.67" calcext:value-type="float">
            <text:p>6526.67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PivotTables.N55" table:end-x="73.25pt" table:end-y="5.22pt" draw:z-index="1" draw:name="Chart 4" draw:style-name="gr1" draw:text-style-name="P1" svg:width="449.97pt" svg:height="278.22pt" svg:x="24.01pt" svg:y="10.49pt">
              <draw:object draw:notify-on-update-of-ranges="PivotTables.B21:PivotTables.H21 PivotTables.A22:PivotTables.A22 PivotTables.B22:PivotTables.H22 PivotTables.A23:PivotTables.A23 PivotTables.B23:PivotTables.H23 PivotTables.A24:PivotTables.A24 PivotTables.B24:PivotTables.H24 PivotTables.A25:PivotTables.A25 PivotTables.B25:PivotTables.H25 PivotTables.A26:PivotTables.A26 PivotTables.B26:PivotTables.H26 PivotTables.A27:PivotTables.A27 PivotTables.B27:PivotTables.H2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PivotTables" table:application-data="" table:target-range-address="PivotTables.A2:PivotTables.H9" table:buttons="PivotTables.A3 PivotTables.B2" table:grand-total="none" table:show-filter-button="false">
          <table:source-cell-range table:cell-range-address="'minio.data.2021-02-09.baseline.config.w.ec4'.A1:'minio.data.2021-02-09.baseline.config.w.ec4'.I43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q_deadli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mq-deadline.csv.zst" table:display="true" table:show-details="true"/>
                <table:data-pilot-member table:name="get-016-131072-mq-deadline.csv.zst" table:display="true" table:show-details="true"/>
                <table:data-pilot-member table:name="get-024-131072-mq-deadline.csv.zst" table:display="true" table:show-details="true"/>
                <table:data-pilot-member table:name="get-048-131072-mq-deadline.csv.zst" table:display="true" table:show-details="true"/>
                <table:data-pilot-member table:name="get-064-131072-mq-deadline.csv.zst" table:display="true" table:show-details="true"/>
                <table:data-pilot-member table:name="get-096-131072-mq-deadline.csv.zst" table:display="true" table:show-details="true"/>
                <table:data-pilot-member table:name="get-128-131072-mq-deadline.csv.zst" table:display="true" table:show-details="true"/>
                <table:data-pilot-member table:name="get-008-524288-mq-deadline.csv.zst" table:display="true" table:show-details="true"/>
                <table:data-pilot-member table:name="get-016-524288-mq-deadline.csv.zst" table:display="true" table:show-details="true"/>
                <table:data-pilot-member table:name="get-024-524288-mq-deadline.csv.zst" table:display="true" table:show-details="true"/>
                <table:data-pilot-member table:name="get-048-524288-mq-deadline.csv.zst" table:display="true" table:show-details="true"/>
                <table:data-pilot-member table:name="get-064-524288-mq-deadline.csv.zst" table:display="true" table:show-details="true"/>
                <table:data-pilot-member table:name="get-096-524288-mq-deadline.csv.zst" table:display="true" table:show-details="true"/>
                <table:data-pilot-member table:name="get-128-524288-mq-deadline.csv.zst" table:display="true" table:show-details="true"/>
                <table:data-pilot-member table:name="get-008-1048576-mq-deadline.csv.zst" table:display="true" table:show-details="true"/>
                <table:data-pilot-member table:name="get-016-1048576-mq-deadline.csv.zst" table:display="true" table:show-details="true"/>
                <table:data-pilot-member table:name="get-024-1048576-mq-deadline.csv.zst" table:display="true" table:show-details="true"/>
                <table:data-pilot-member table:name="get-048-1048576-mq-deadline.csv.zst" table:display="true" table:show-details="true"/>
                <table:data-pilot-member table:name="get-064-1048576-mq-deadline.csv.zst" table:display="true" table:show-details="true"/>
                <table:data-pilot-member table:name="get-096-1048576-mq-deadline.csv.zst" table:display="true" table:show-details="true"/>
                <table:data-pilot-member table:name="get-128-1048576-mq-deadline.csv.zst" table:display="true" table:show-details="true"/>
                <table:data-pilot-member table:name="get-008-4194304-mq-deadline.csv.zst" table:display="true" table:show-details="true"/>
                <table:data-pilot-member table:name="get-016-4194304-mq-deadline.csv.zst" table:display="true" table:show-details="true"/>
                <table:data-pilot-member table:name="get-024-4194304-mq-deadline.csv.zst" table:display="true" table:show-details="true"/>
                <table:data-pilot-member table:name="get-048-4194304-mq-deadline.csv.zst" table:display="true" table:show-details="true"/>
                <table:data-pilot-member table:name="get-064-4194304-mq-deadline.csv.zst" table:display="true" table:show-details="true"/>
                <table:data-pilot-member table:name="get-096-4194304-mq-deadline.csv.zst" table:display="true" table:show-details="true"/>
                <table:data-pilot-member table:name="get-128-4194304-mq-deadline.csv.zst" table:display="true" table:show-details="true"/>
                <table:data-pilot-member table:name="get-008-16777216-mq-deadline.csv.zst" table:display="true" table:show-details="true"/>
                <table:data-pilot-member table:name="get-016-16777216-mq-deadline.csv.zst" table:display="true" table:show-details="true"/>
                <table:data-pilot-member table:name="get-024-16777216-mq-deadline.csv.zst" table:display="true" table:show-details="true"/>
                <table:data-pilot-member table:name="get-048-16777216-mq-deadline.csv.zst" table:display="true" table:show-details="true"/>
                <table:data-pilot-member table:name="get-064-16777216-mq-deadline.csv.zst" table:display="true" table:show-details="true"/>
                <table:data-pilot-member table:name="get-096-16777216-mq-deadline.csv.zst" table:display="true" table:show-details="true"/>
                <table:data-pilot-member table:name="get-128-16777216-mq-deadline.csv.zst" table:display="true" table:show-details="true"/>
                <table:data-pilot-member table:name="get-008-67108864-mq-deadline.csv.zst" table:display="true" table:show-details="true"/>
                <table:data-pilot-member table:name="get-016-67108864-mq-deadline.csv.zst" table:display="true" table:show-details="true"/>
                <table:data-pilot-member table:name="get-024-67108864-mq-deadline.csv.zst" table:display="true" table:show-details="true"/>
                <table:data-pilot-member table:name="get-048-67108864-mq-deadline.csv.zst" table:display="true" table:show-details="true"/>
                <table:data-pilot-member table:name="get-064-67108864-mq-deadline.csv.zst" table:display="true" table:show-details="true"/>
                <table:data-pilot-member table:name="get-096-67108864-mq-deadline.csv.zst" table:display="true" table:show-details="true"/>
                <table:data-pilot-member table:name="get-128-67108864-mq-deadli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918.76" table:display="true" table:show-details="true"/>
                <table:data-pilot-member table:name="2349.34" table:display="true" table:show-details="true"/>
                <table:data-pilot-member table:name="2488.39" table:display="true" table:show-details="true"/>
                <table:data-pilot-member table:name="3376.72" table:display="true" table:show-details="true"/>
                <table:data-pilot-member table:name="3722.69" table:display="true" table:show-details="true"/>
                <table:data-pilot-member table:name="3719.45" table:display="true" table:show-details="true"/>
                <table:data-pilot-member table:name="3650.62" table:display="true" table:show-details="true"/>
                <table:data-pilot-member table:name="2408.54" table:display="true" table:show-details="true"/>
                <table:data-pilot-member table:name="3250.62" table:display="true" table:show-details="true"/>
                <table:data-pilot-member table:name="3387.83" table:display="true" table:show-details="true"/>
                <table:data-pilot-member table:name="3505.04" table:display="true" table:show-details="true"/>
                <table:data-pilot-member table:name="3517.36" table:display="true" table:show-details="true"/>
                <table:data-pilot-member table:name="3511.19" table:display="true" table:show-details="true"/>
                <table:data-pilot-member table:name="3484.87" table:display="true" table:show-details="true"/>
                <table:data-pilot-member table:name="2325.84" table:display="true" table:show-details="true"/>
                <table:data-pilot-member table:name="2943.25" table:display="true" table:show-details="true"/>
                <table:data-pilot-member table:name="3123.22" table:display="true" table:show-details="true"/>
                <table:data-pilot-member table:name="3287.78" table:display="true" table:show-details="true"/>
                <table:data-pilot-member table:name="2748.91" table:display="true" table:show-details="true"/>
                <table:data-pilot-member table:name="2796.31" table:display="true" table:show-details="true"/>
                <table:data-pilot-member table:name="2785.71" table:display="true" table:show-details="true"/>
                <table:data-pilot-member table:name="1215.94" table:display="true" table:show-details="true"/>
                <table:data-pilot-member table:name="1766.81" table:display="true" table:show-details="true"/>
                <table:data-pilot-member table:name="2033.95" table:display="true" table:show-details="true"/>
                <table:data-pilot-member table:name="2270.69" table:display="true" table:show-details="true"/>
                <table:data-pilot-member table:name="2307.45" table:display="true" table:show-details="true"/>
                <table:data-pilot-member table:name="2335.72" table:display="true" table:show-details="true"/>
                <table:data-pilot-member table:name="2351.11" table:display="true" table:show-details="true"/>
                <table:data-pilot-member table:name="546.36" table:display="true" table:show-details="true"/>
                <table:data-pilot-member table:name="736.27" table:display="true" table:show-details="true"/>
                <table:data-pilot-member table:name="794.17" table:display="true" table:show-details="true"/>
                <table:data-pilot-member table:name="817.14" table:display="true" table:show-details="true"/>
                <table:data-pilot-member table:name="818.83" table:display="true" table:show-details="true"/>
                <table:data-pilot-member table:name="805.29" table:display="true" table:show-details="true"/>
                <table:data-pilot-member table:name="806.31" table:display="true" table:show-details="true"/>
                <table:data-pilot-member table:name="186.42" table:display="true" table:show-details="true"/>
                <table:data-pilot-member table:name="203.9" table:display="true" table:show-details="true"/>
                <table:data-pilot-member table:name="205.73" table:display="true" table:show-details="true"/>
                <table:data-pilot-member table:name="208.08" table:display="true" table:show-details="true"/>
                <table:data-pilot-member table:name="206.87" table:display="true" table:show-details="true"/>
                <table:data-pilot-member table:name="204.67" table:display="true" table:show-details="true"/>
                <table:data-pilot-member table:name="205.2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lockSize 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s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39.85" table:display="true" table:show-details="true"/>
                <table:data-pilot-member table:name="293.67" table:display="true" table:show-details="true"/>
                <table:data-pilot-member table:name="311.05" table:display="true" table:show-details="true"/>
                <table:data-pilot-member table:name="422.09" table:display="true" table:show-details="true"/>
                <table:data-pilot-member table:name="465.34" table:display="true" table:show-details="true"/>
                <table:data-pilot-member table:name="464.93" table:display="true" table:show-details="true"/>
                <table:data-pilot-member table:name="456.33" table:display="true" table:show-details="true"/>
                <table:data-pilot-member table:name="1204.27" table:display="true" table:show-details="true"/>
                <table:data-pilot-member table:name="1625.31" table:display="true" table:show-details="true"/>
                <table:data-pilot-member table:name="1693.91" table:display="true" table:show-details="true"/>
                <table:data-pilot-member table:name="1752.52" table:display="true" table:show-details="true"/>
                <table:data-pilot-member table:name="1758.68" table:display="true" table:show-details="true"/>
                <table:data-pilot-member table:name="1755.6" table:display="true" table:show-details="true"/>
                <table:data-pilot-member table:name="1742.44" table:display="true" table:show-details="true"/>
                <table:data-pilot-member table:name="2325.84" table:display="true" table:show-details="true"/>
                <table:data-pilot-member table:name="2943.25" table:display="true" table:show-details="true"/>
                <table:data-pilot-member table:name="3123.22" table:display="true" table:show-details="true"/>
                <table:data-pilot-member table:name="3287.78" table:display="true" table:show-details="true"/>
                <table:data-pilot-member table:name="2748.91" table:display="true" table:show-details="true"/>
                <table:data-pilot-member table:name="2796.31" table:display="true" table:show-details="true"/>
                <table:data-pilot-member table:name="2785.71" table:display="true" table:show-details="true"/>
                <table:data-pilot-member table:name="4863.76" table:display="true" table:show-details="true"/>
                <table:data-pilot-member table:name="7067.26" table:display="true" table:show-details="true"/>
                <table:data-pilot-member table:name="8135.8" table:display="true" table:show-details="true"/>
                <table:data-pilot-member table:name="9082.78" table:display="true" table:show-details="true"/>
                <table:data-pilot-member table:name="9229.79" table:display="true" table:show-details="true"/>
                <table:data-pilot-member table:name="9342.86" table:display="true" table:show-details="true"/>
                <table:data-pilot-member table:name="9404.45" table:display="true" table:show-details="true"/>
                <table:data-pilot-member table:name="8741.82" table:display="true" table:show-details="true"/>
                <table:data-pilot-member table:name="11780.33" table:display="true" table:show-details="true"/>
                <table:data-pilot-member table:name="12706.65" table:display="true" table:show-details="true"/>
                <table:data-pilot-member table:name="13074.28" table:display="true" table:show-details="true"/>
                <table:data-pilot-member table:name="13101.31" table:display="true" table:show-details="true"/>
                <table:data-pilot-member table:name="12884.69" table:display="true" table:show-details="true"/>
                <table:data-pilot-member table:name="12901.03" table:display="true" table:show-details="true"/>
                <table:data-pilot-member table:name="11930.84" table:display="true" table:show-details="true"/>
                <table:data-pilot-member table:name="13049.72" table:display="true" table:show-details="true"/>
                <table:data-pilot-member table:name="13166.41" table:display="true" table:show-details="true"/>
                <table:data-pilot-member table:name="13317.15" table:display="true" table:show-details="true"/>
                <table:data-pilot-member table:name="13239.48" table:display="true" table:show-details="true"/>
                <table:data-pilot-member table:name="13099.15" table:display="true" table:show-details="true"/>
                <table:data-pilot-member table:name="13133.4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2" table:application-data="" table:target-range-address="PivotTables.A20:PivotTables.H27" table:buttons="PivotTables.A21 PivotTables.B20" table:grand-total="none" table:show-filter-button="false">
          <table:source-cell-range table:cell-range-address="'minio.data.2021-02-09.baseline.config.w.ec4'.K1:'minio.data.2021-02-09.baseline.config.w.ec4'.S43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q_deadli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-mq-deadline.csv.zst" table:display="true" table:show-details="true"/>
                <table:data-pilot-member table:name="put-016-131072-mq-deadline.csv.zst" table:display="true" table:show-details="true"/>
                <table:data-pilot-member table:name="put-024-131072-mq-deadline.csv.zst" table:display="true" table:show-details="true"/>
                <table:data-pilot-member table:name="put-048-131072-mq-deadline.csv.zst" table:display="true" table:show-details="true"/>
                <table:data-pilot-member table:name="put-064-131072-mq-deadline.csv.zst" table:display="true" table:show-details="true"/>
                <table:data-pilot-member table:name="put-096-131072-mq-deadline.csv.zst" table:display="true" table:show-details="true"/>
                <table:data-pilot-member table:name="put-128-131072-mq-deadline.csv.zst" table:display="true" table:show-details="true"/>
                <table:data-pilot-member table:name="put-008-524288-mq-deadline.csv.zst" table:display="true" table:show-details="true"/>
                <table:data-pilot-member table:name="put-016-524288-mq-deadline.csv.zst" table:display="true" table:show-details="true"/>
                <table:data-pilot-member table:name="put-024-524288-mq-deadline.csv.zst" table:display="true" table:show-details="true"/>
                <table:data-pilot-member table:name="put-048-524288-mq-deadline.csv.zst" table:display="true" table:show-details="true"/>
                <table:data-pilot-member table:name="put-064-524288-mq-deadline.csv.zst" table:display="true" table:show-details="true"/>
                <table:data-pilot-member table:name="put-096-524288-mq-deadline.csv.zst" table:display="true" table:show-details="true"/>
                <table:data-pilot-member table:name="put-128-524288-mq-deadline.csv.zst" table:display="true" table:show-details="true"/>
                <table:data-pilot-member table:name="put-008-1048576-mq-deadline.csv.zst" table:display="true" table:show-details="true"/>
                <table:data-pilot-member table:name="put-016-1048576-mq-deadline.csv.zst" table:display="true" table:show-details="true"/>
                <table:data-pilot-member table:name="put-024-1048576-mq-deadline.csv.zst" table:display="true" table:show-details="true"/>
                <table:data-pilot-member table:name="put-048-1048576-mq-deadline.csv.zst" table:display="true" table:show-details="true"/>
                <table:data-pilot-member table:name="put-064-1048576-mq-deadline.csv.zst" table:display="true" table:show-details="true"/>
                <table:data-pilot-member table:name="put-096-1048576-mq-deadline.csv.zst" table:display="true" table:show-details="true"/>
                <table:data-pilot-member table:name="put-128-1048576-mq-deadline.csv.zst" table:display="true" table:show-details="true"/>
                <table:data-pilot-member table:name="put-008-4194304-mq-deadline.csv.zst" table:display="true" table:show-details="true"/>
                <table:data-pilot-member table:name="put-016-4194304-mq-deadline.csv.zst" table:display="true" table:show-details="true"/>
                <table:data-pilot-member table:name="put-024-4194304-mq-deadline.csv.zst" table:display="true" table:show-details="true"/>
                <table:data-pilot-member table:name="put-048-4194304-mq-deadline.csv.zst" table:display="true" table:show-details="true"/>
                <table:data-pilot-member table:name="put-064-4194304-mq-deadline.csv.zst" table:display="true" table:show-details="true"/>
                <table:data-pilot-member table:name="put-096-4194304-mq-deadline.csv.zst" table:display="true" table:show-details="true"/>
                <table:data-pilot-member table:name="put-128-4194304-mq-deadline.csv.zst" table:display="true" table:show-details="true"/>
                <table:data-pilot-member table:name="put-008-16777216-mq-deadline.csv.zst" table:display="true" table:show-details="true"/>
                <table:data-pilot-member table:name="put-016-16777216-mq-deadline.csv.zst" table:display="true" table:show-details="true"/>
                <table:data-pilot-member table:name="put-024-16777216-mq-deadline.csv.zst" table:display="true" table:show-details="true"/>
                <table:data-pilot-member table:name="put-048-16777216-mq-deadline.csv.zst" table:display="true" table:show-details="true"/>
                <table:data-pilot-member table:name="put-064-16777216-mq-deadline.csv.zst" table:display="true" table:show-details="true"/>
                <table:data-pilot-member table:name="put-096-16777216-mq-deadline.csv.zst" table:display="true" table:show-details="true"/>
                <table:data-pilot-member table:name="put-128-16777216-mq-deadline.csv.zst" table:display="true" table:show-details="true"/>
                <table:data-pilot-member table:name="put-008-67108864-mq-deadline.csv.zst" table:display="true" table:show-details="true"/>
                <table:data-pilot-member table:name="put-016-67108864-mq-deadline.csv.zst" table:display="true" table:show-details="true"/>
                <table:data-pilot-member table:name="put-024-67108864-mq-deadline.csv.zst" table:display="true" table:show-details="true"/>
                <table:data-pilot-member table:name="put-048-67108864-mq-deadline.csv.zst" table:display="true" table:show-details="true"/>
                <table:data-pilot-member table:name="put-064-67108864-mq-deadline.csv.zst" table:display="true" table:show-details="true"/>
                <table:data-pilot-member table:name="put-096-67108864-mq-deadline.csv.zst" table:display="true" table:show-details="true"/>
                <table:data-pilot-member table:name="put-128-67108864-mq-deadli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11.44" table:display="true" table:show-details="true"/>
                <table:data-pilot-member table:name="152.88" table:display="true" table:show-details="true"/>
                <table:data-pilot-member table:name="180.17" table:display="true" table:show-details="true"/>
                <table:data-pilot-member table:name="230.6" table:display="true" table:show-details="true"/>
                <table:data-pilot-member table:name="253.97" table:display="true" table:show-details="true"/>
                <table:data-pilot-member table:name="290.21" table:display="true" table:show-details="true"/>
                <table:data-pilot-member table:name="309.19" table:display="true" table:show-details="true"/>
                <table:data-pilot-member table:name="95.68" table:display="true" table:show-details="true"/>
                <table:data-pilot-member table:name="137.48" table:display="true" table:show-details="true"/>
                <table:data-pilot-member table:name="160.36" table:display="true" table:show-details="true"/>
                <table:data-pilot-member table:name="201.5" table:display="true" table:show-details="true"/>
                <table:data-pilot-member table:name="218.51" table:display="true" table:show-details="true"/>
                <table:data-pilot-member table:name="233.16" table:display="true" table:show-details="true"/>
                <table:data-pilot-member table:name="227.81" table:display="true" table:show-details="true"/>
                <table:data-pilot-member table:name="91.05" table:display="true" table:show-details="true"/>
                <table:data-pilot-member table:name="129.12" table:display="true" table:show-details="true"/>
                <table:data-pilot-member table:name="143.4" table:display="true" table:show-details="true"/>
                <table:data-pilot-member table:name="184.82" table:display="true" table:show-details="true"/>
                <table:data-pilot-member table:name="190.56" table:display="true" table:show-details="true"/>
                <table:data-pilot-member table:name="186.72" table:display="true" table:show-details="true"/>
                <table:data-pilot-member table:name="205.91" table:display="true" table:show-details="true"/>
                <table:data-pilot-member table:name="98.79" table:display="true" table:show-details="true"/>
                <table:data-pilot-member table:name="143.25" table:display="true" table:show-details="true"/>
                <table:data-pilot-member table:name="173.42" table:display="true" table:show-details="true"/>
                <table:data-pilot-member table:name="229.56" table:display="true" table:show-details="true"/>
                <table:data-pilot-member table:name="250.72" table:display="true" table:show-details="true"/>
                <table:data-pilot-member table:name="282.34" table:display="true" table:show-details="true"/>
                <table:data-pilot-member table:name="318.79" table:display="true" table:show-details="true"/>
                <table:data-pilot-member table:name="72.84" table:display="true" table:show-details="true"/>
                <table:data-pilot-member table:name="113.04" table:display="true" table:show-details="true"/>
                <table:data-pilot-member table:name="128.31" table:display="true" table:show-details="true"/>
                <table:data-pilot-member table:name="173.47" table:display="true" table:show-details="true"/>
                <table:data-pilot-member table:name="195.12" table:display="true" table:show-details="true"/>
                <table:data-pilot-member table:name="226.83" table:display="true" table:show-details="true"/>
                <table:data-pilot-member table:name="250.98" table:display="true" table:show-details="true"/>
                <table:data-pilot-member table:name="35.45" table:display="true" table:show-details="true"/>
                <table:data-pilot-member table:name="58.94" table:display="true" table:show-details="true"/>
                <table:data-pilot-member table:name="74.24" table:display="true" table:show-details="true"/>
                <table:data-pilot-member table:name="99.91" table:display="true" table:show-details="true"/>
                <table:data-pilot-member table:name="101.71" table:display="true" table:show-details="true"/>
                <table:data-pilot-member table:name="101.47" table:display="true" table:show-details="true"/>
                <table:data-pilot-member table:name="101.9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lockSize 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s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93" table:display="true" table:show-details="true"/>
                <table:data-pilot-member table:name="19.11" table:display="true" table:show-details="true"/>
                <table:data-pilot-member table:name="22.52" table:display="true" table:show-details="true"/>
                <table:data-pilot-member table:name="28.83" table:display="true" table:show-details="true"/>
                <table:data-pilot-member table:name="31.75" table:display="true" table:show-details="true"/>
                <table:data-pilot-member table:name="36.28" table:display="true" table:show-details="true"/>
                <table:data-pilot-member table:name="38.65" table:display="true" table:show-details="true"/>
                <table:data-pilot-member table:name="47.84" table:display="true" table:show-details="true"/>
                <table:data-pilot-member table:name="68.74" table:display="true" table:show-details="true"/>
                <table:data-pilot-member table:name="80.18" table:display="true" table:show-details="true"/>
                <table:data-pilot-member table:name="100.75" table:display="true" table:show-details="true"/>
                <table:data-pilot-member table:name="109.26" table:display="true" table:show-details="true"/>
                <table:data-pilot-member table:name="116.58" table:display="true" table:show-details="true"/>
                <table:data-pilot-member table:name="113.9" table:display="true" table:show-details="true"/>
                <table:data-pilot-member table:name="91.05" table:display="true" table:show-details="true"/>
                <table:data-pilot-member table:name="129.12" table:display="true" table:show-details="true"/>
                <table:data-pilot-member table:name="143.4" table:display="true" table:show-details="true"/>
                <table:data-pilot-member table:name="184.82" table:display="true" table:show-details="true"/>
                <table:data-pilot-member table:name="190.56" table:display="true" table:show-details="true"/>
                <table:data-pilot-member table:name="186.72" table:display="true" table:show-details="true"/>
                <table:data-pilot-member table:name="205.91" table:display="true" table:show-details="true"/>
                <table:data-pilot-member table:name="395.15" table:display="true" table:show-details="true"/>
                <table:data-pilot-member table:name="573.02" table:display="true" table:show-details="true"/>
                <table:data-pilot-member table:name="693.66" table:display="true" table:show-details="true"/>
                <table:data-pilot-member table:name="918.25" table:display="true" table:show-details="true"/>
                <table:data-pilot-member table:name="1002.86" table:display="true" table:show-details="true"/>
                <table:data-pilot-member table:name="1129.34" table:display="true" table:show-details="true"/>
                <table:data-pilot-member table:name="1275.17" table:display="true" table:show-details="true"/>
                <table:data-pilot-member table:name="1165.45" table:display="true" table:show-details="true"/>
                <table:data-pilot-member table:name="1808.68" table:display="true" table:show-details="true"/>
                <table:data-pilot-member table:name="2053.02" table:display="true" table:show-details="true"/>
                <table:data-pilot-member table:name="2775.44" table:display="true" table:show-details="true"/>
                <table:data-pilot-member table:name="3122" table:display="true" table:show-details="true"/>
                <table:data-pilot-member table:name="3629.3" table:display="true" table:show-details="true"/>
                <table:data-pilot-member table:name="4015.76" table:display="true" table:show-details="true"/>
                <table:data-pilot-member table:name="2268.53" table:display="true" table:show-details="true"/>
                <table:data-pilot-member table:name="3772.18" table:display="true" table:show-details="true"/>
                <table:data-pilot-member table:name="4751.49" table:display="true" table:show-details="true"/>
                <table:data-pilot-member table:name="6394.51" table:display="true" table:show-details="true"/>
                <table:data-pilot-member table:name="6509.74" table:display="true" table:show-details="true"/>
                <table:data-pilot-member table:name="6493.99" table:display="true" table:show-details="true"/>
                <table:data-pilot-member table:name="6526.67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suals" style:display-name="PageStyle_Visu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o.data.2021-02-09.baseline.config.w.ec4" style:display-name="PageStyle_minio.data.2021-02-09.baseline.config.w.ec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votTables" style:display-name="PageStyle_PivotTab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92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25cm" svg:height="12.726cm" xlink:href=".." xlink:type="simple" chart:class="chart:bar" chart:style-name="ch1">
        <chart:legend chart:legend-position="top" svg:x="7.994cm" svg:y="0.185cm" style:legend-expansion="wide" chart:style-name="ch2"/>
        <chart:plot-area chart:style-name="ch3" table:cell-range-address="PivotTables.A3:PivotTables.H9" chart:data-source-has-labels="both" svg:x="1.486cm" svg:y="1.037cm" svg:width="19.413cm" svg:height="10.405cm">
          <chartooo:coordinate-region svg:x="2.434cm" svg:y="1.236cm" svg:width="18.465cm" svg:height="9.709cm"/>
          <chart:axis chart:dimension="x" chart:name="primary-x" chart:style-name="ch4" chartooo:axis-type="text">
            <chart:title svg:x="9.765cm" svg:y="11.697cm" chart:style-name="ch5">
              <text:p>Total Thread Count</text:p>
            </chart:title>
            <chart:categories table:cell-range-address="PivotTables.B3:PivotTables.H3"/>
          </chart:axis>
          <chart:axis chart:dimension="y" chart:name="primary-y" chart:style-name="ch6">
            <chart:title svg:x="0.451cm" svg:y="6.846cm" chart:style-name="ch7">
              <text:p>MB/Sec</text:p>
            </chart:title>
            <chart:grid chart:style-name="ch8" chart:class="major"/>
          </chart:axis>
          <chart:series chart:style-name="ch9" chart:values-cell-range-address="PivotTables.B4:PivotTables.H4" chart:label-cell-address="PivotTables.A4:PivotTables.A4" chart:class="chart:bar">
            <chart:data-point chart:repeated="7"/>
          </chart:series>
          <chart:series chart:style-name="ch10" chart:values-cell-range-address="PivotTables.B5:PivotTables.H5" chart:label-cell-address="PivotTables.A5:PivotTables.A5" chart:class="chart:bar">
            <chart:data-point chart:repeated="7"/>
          </chart:series>
          <chart:series chart:style-name="ch11" chart:values-cell-range-address="PivotTables.B6:PivotTables.H6" chart:label-cell-address="PivotTables.A6:PivotTables.A6" chart:class="chart:bar">
            <chart:data-point chart:repeated="7"/>
          </chart:series>
          <chart:series chart:style-name="ch12" chart:values-cell-range-address="PivotTables.B7:PivotTables.H7" chart:label-cell-address="PivotTables.A7:PivotTables.A7" chart:class="chart:bar">
            <chart:data-point chart:repeated="7"/>
          </chart:series>
          <chart:series chart:style-name="ch13" chart:values-cell-range-address="PivotTables.B8:PivotTables.H8" chart:label-cell-address="PivotTables.A8:PivotTables.A8" chart:class="chart:bar">
            <chart:data-point chart:repeated="7"/>
          </chart:series>
          <chart:series chart:style-name="ch14" chart:values-cell-range-address="PivotTables.B9:PivotTables.H9" chart:label-cell-address="PivotTables.A9:PivotTables.A9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3:PivotTables.H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PivotTables.A4:PivotTables.A4</svg:desc>
                </draw:g>
              </table:table-cell>
              <table:table-cell office:value-type="float" office:value="239.85">
                <text:p>239.85</text:p>
                <draw:g>
                  <svg:desc>PivotTables.B4:PivotTables.H4</svg:desc>
                </draw:g>
              </table:table-cell>
              <table:table-cell office:value-type="float" office:value="293.67">
                <text:p>293.67</text:p>
              </table:table-cell>
              <table:table-cell office:value-type="float" office:value="311.05">
                <text:p>311.05</text:p>
              </table:table-cell>
              <table:table-cell office:value-type="float" office:value="422.09">
                <text:p>422.09</text:p>
              </table:table-cell>
              <table:table-cell office:value-type="float" office:value="465.34">
                <text:p>465.34</text:p>
              </table:table-cell>
              <table:table-cell office:value-type="float" office:value="464.93">
                <text:p>464.93</text:p>
              </table:table-cell>
              <table:table-cell office:value-type="float" office:value="456.33">
                <text:p>456.33</text:p>
              </table:table-cell>
            </table:table-row>
            <table:table-row>
              <table:table-cell office:value-type="string">
                <text:p>0.5</text:p>
                <draw:g>
                  <svg:desc>PivotTables.A5:PivotTables.A5</svg:desc>
                </draw:g>
              </table:table-cell>
              <table:table-cell office:value-type="float" office:value="1204.27">
                <text:p>1204.27</text:p>
                <draw:g>
                  <svg:desc>PivotTables.B5:PivotTables.H5</svg:desc>
                </draw:g>
              </table:table-cell>
              <table:table-cell office:value-type="float" office:value="1625.31">
                <text:p>1625.31</text:p>
              </table:table-cell>
              <table:table-cell office:value-type="float" office:value="1693.91">
                <text:p>1693.91</text:p>
              </table:table-cell>
              <table:table-cell office:value-type="float" office:value="1752.52">
                <text:p>1752.52</text:p>
              </table:table-cell>
              <table:table-cell office:value-type="float" office:value="1758.68">
                <text:p>1758.68</text:p>
              </table:table-cell>
              <table:table-cell office:value-type="float" office:value="1755.6">
                <text:p>1755.6</text:p>
              </table:table-cell>
              <table:table-cell office:value-type="float" office:value="1742.44">
                <text:p>1742.44</text:p>
              </table:table-cell>
            </table:table-row>
            <table:table-row>
              <table:table-cell office:value-type="string">
                <text:p>1</text:p>
                <draw:g>
                  <svg:desc>PivotTables.A6:PivotTables.A6</svg:desc>
                </draw:g>
              </table:table-cell>
              <table:table-cell office:value-type="float" office:value="2325.84">
                <text:p>2325.84</text:p>
                <draw:g>
                  <svg:desc>PivotTables.B6:PivotTables.H6</svg:desc>
                </draw:g>
              </table:table-cell>
              <table:table-cell office:value-type="float" office:value="2943.25">
                <text:p>2943.25</text:p>
              </table:table-cell>
              <table:table-cell office:value-type="float" office:value="3123.22">
                <text:p>3123.22</text:p>
              </table:table-cell>
              <table:table-cell office:value-type="float" office:value="3287.78">
                <text:p>3287.78</text:p>
              </table:table-cell>
              <table:table-cell office:value-type="float" office:value="2748.91">
                <text:p>2748.91</text:p>
              </table:table-cell>
              <table:table-cell office:value-type="float" office:value="2796.31">
                <text:p>2796.31</text:p>
              </table:table-cell>
              <table:table-cell office:value-type="float" office:value="2785.71">
                <text:p>2785.71</text:p>
              </table:table-cell>
            </table:table-row>
            <table:table-row>
              <table:table-cell office:value-type="string">
                <text:p>4</text:p>
                <draw:g>
                  <svg:desc>PivotTables.A7:PivotTables.A7</svg:desc>
                </draw:g>
              </table:table-cell>
              <table:table-cell office:value-type="float" office:value="4863.76">
                <text:p>4863.76</text:p>
                <draw:g>
                  <svg:desc>PivotTables.B7:PivotTables.H7</svg:desc>
                </draw:g>
              </table:table-cell>
              <table:table-cell office:value-type="float" office:value="7067.26">
                <text:p>7067.26</text:p>
              </table:table-cell>
              <table:table-cell office:value-type="float" office:value="8135.8">
                <text:p>8135.8</text:p>
              </table:table-cell>
              <table:table-cell office:value-type="float" office:value="9082.78">
                <text:p>9082.78</text:p>
              </table:table-cell>
              <table:table-cell office:value-type="float" office:value="9229.79">
                <text:p>9229.79</text:p>
              </table:table-cell>
              <table:table-cell office:value-type="float" office:value="9342.86">
                <text:p>9342.86</text:p>
              </table:table-cell>
              <table:table-cell office:value-type="float" office:value="9404.45">
                <text:p>9404.45</text:p>
              </table:table-cell>
            </table:table-row>
            <table:table-row>
              <table:table-cell office:value-type="string">
                <text:p>16</text:p>
                <draw:g>
                  <svg:desc>PivotTables.A8:PivotTables.A8</svg:desc>
                </draw:g>
              </table:table-cell>
              <table:table-cell office:value-type="float" office:value="8741.82">
                <text:p>8741.82</text:p>
                <draw:g>
                  <svg:desc>PivotTables.B8:PivotTables.H8</svg:desc>
                </draw:g>
              </table:table-cell>
              <table:table-cell office:value-type="float" office:value="11780.33">
                <text:p>11780.33</text:p>
              </table:table-cell>
              <table:table-cell office:value-type="float" office:value="12706.65">
                <text:p>12706.65</text:p>
              </table:table-cell>
              <table:table-cell office:value-type="float" office:value="13074.28">
                <text:p>13074.28</text:p>
              </table:table-cell>
              <table:table-cell office:value-type="float" office:value="13101.31">
                <text:p>13101.31</text:p>
              </table:table-cell>
              <table:table-cell office:value-type="float" office:value="12884.69">
                <text:p>12884.69</text:p>
              </table:table-cell>
              <table:table-cell office:value-type="float" office:value="12901.03">
                <text:p>12901.03</text:p>
              </table:table-cell>
            </table:table-row>
            <table:table-row>
              <table:table-cell office:value-type="string">
                <text:p>64</text:p>
                <draw:g>
                  <svg:desc>PivotTables.A9:PivotTables.A9</svg:desc>
                </draw:g>
              </table:table-cell>
              <table:table-cell office:value-type="float" office:value="11930.84">
                <text:p>11930.84</text:p>
                <draw:g>
                  <svg:desc>PivotTables.B9:PivotTables.H9</svg:desc>
                </draw:g>
              </table:table-cell>
              <table:table-cell office:value-type="float" office:value="13049.72">
                <text:p>13049.72</text:p>
              </table:table-cell>
              <table:table-cell office:value-type="float" office:value="13166.41">
                <text:p>13166.41</text:p>
              </table:table-cell>
              <table:table-cell office:value-type="float" office:value="13317.15">
                <text:p>13317.15</text:p>
              </table:table-cell>
              <table:table-cell office:value-type="float" office:value="13239.48">
                <text:p>13239.48</text:p>
              </table:table-cell>
              <table:table-cell office:value-type="float" office:value="13099.15">
                <text:p>13099.15</text:p>
              </table:table-cell>
              <table:table-cell office:value-type="float" office:value="13133.43">
                <text:p>13133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25cm" svg:height="12.726cm" xlink:href=".." xlink:type="simple" chart:class="chart:bar" chart:style-name="ch1">
        <chart:legend chart:legend-position="top" svg:x="7.994cm" svg:y="0.185cm" style:legend-expansion="wide" chart:style-name="ch2"/>
        <chart:plot-area chart:style-name="ch3" table:cell-range-address="PivotTables.A21:PivotTables.H27" chart:data-source-has-labels="both" svg:x="1.486cm" svg:y="1.037cm" svg:width="19.413cm" svg:height="10.405cm">
          <chartooo:coordinate-region svg:x="2.222cm" svg:y="1.236cm" svg:width="18.677cm" svg:height="9.709cm"/>
          <chart:axis chart:dimension="x" chart:name="primary-x" chart:style-name="ch4" chartooo:axis-type="text">
            <chart:title svg:x="9.765cm" svg:y="11.697cm" chart:style-name="ch5">
              <text:p>Total Thread Count</text:p>
            </chart:title>
            <chart:categories table:cell-range-address="PivotTables.B21:PivotTables.H21"/>
          </chart:axis>
          <chart:axis chart:dimension="y" chart:name="primary-y" chart:style-name="ch6">
            <chart:title svg:x="0.451cm" svg:y="6.846cm" chart:style-name="ch7">
              <text:p>MB/Sec</text:p>
            </chart:title>
            <chart:grid chart:style-name="ch8" chart:class="major"/>
          </chart:axis>
          <chart:series chart:style-name="ch9" chart:values-cell-range-address="PivotTables.B22:PivotTables.H22" chart:label-cell-address="PivotTables.A22:PivotTables.A22" chart:class="chart:bar">
            <chart:data-point chart:repeated="7"/>
          </chart:series>
          <chart:series chart:style-name="ch10" chart:values-cell-range-address="PivotTables.B23:PivotTables.H23" chart:label-cell-address="PivotTables.A23:PivotTables.A23" chart:class="chart:bar">
            <chart:data-point chart:repeated="7"/>
          </chart:series>
          <chart:series chart:style-name="ch11" chart:values-cell-range-address="PivotTables.B24:PivotTables.H24" chart:label-cell-address="PivotTables.A24:PivotTables.A24" chart:class="chart:bar">
            <chart:data-point chart:repeated="7"/>
          </chart:series>
          <chart:series chart:style-name="ch12" chart:values-cell-range-address="PivotTables.B25:PivotTables.H25" chart:label-cell-address="PivotTables.A25:PivotTables.A25" chart:class="chart:bar">
            <chart:data-point chart:repeated="7"/>
          </chart:series>
          <chart:series chart:style-name="ch13" chart:values-cell-range-address="PivotTables.B26:PivotTables.H26" chart:label-cell-address="PivotTables.A26:PivotTables.A26" chart:class="chart:bar">
            <chart:data-point chart:repeated="7"/>
          </chart:series>
          <chart:series chart:style-name="ch14" chart:values-cell-range-address="PivotTables.B27:PivotTables.H27" chart:label-cell-address="PivotTables.A27:PivotTables.A27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21:PivotTables.H2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PivotTables.A22:PivotTables.A22</svg:desc>
                </draw:g>
              </table:table-cell>
              <table:table-cell office:value-type="float" office:value="13.93">
                <text:p>13.93</text:p>
                <draw:g>
                  <svg:desc>PivotTables.B22:PivotTables.H22</svg:desc>
                </draw:g>
              </table:table-cell>
              <table:table-cell office:value-type="float" office:value="19.11">
                <text:p>19.11</text:p>
              </table:table-cell>
              <table:table-cell office:value-type="float" office:value="22.52">
                <text:p>22.52</text:p>
              </table:table-cell>
              <table:table-cell office:value-type="float" office:value="28.83">
                <text:p>28.83</text:p>
              </table:table-cell>
              <table:table-cell office:value-type="float" office:value="31.75">
                <text:p>31.75</text:p>
              </table:table-cell>
              <table:table-cell office:value-type="float" office:value="36.28">
                <text:p>36.2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5</text:p>
                <draw:g>
                  <svg:desc>PivotTables.A23:PivotTables.A23</svg:desc>
                </draw:g>
              </table:table-cell>
              <table:table-cell office:value-type="float" office:value="47.84">
                <text:p>47.84</text:p>
                <draw:g>
                  <svg:desc>PivotTables.B23:PivotTables.H23</svg:desc>
                </draw:g>
              </table:table-cell>
              <table:table-cell office:value-type="float" office:value="68.74">
                <text:p>68.74</text:p>
              </table:table-cell>
              <table:table-cell office:value-type="float" office:value="80.18">
                <text:p>80.18</text:p>
              </table:table-cell>
              <table:table-cell office:value-type="float" office:value="100.75">
                <text:p>100.75</text:p>
              </table:table-cell>
              <table:table-cell office:value-type="float" office:value="109.26">
                <text:p>109.26</text:p>
              </table:table-cell>
              <table:table-cell office:value-type="float" office:value="116.58">
                <text:p>116.58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1</text:p>
                <draw:g>
                  <svg:desc>PivotTables.A24:PivotTables.A24</svg:desc>
                </draw:g>
              </table:table-cell>
              <table:table-cell office:value-type="float" office:value="91.05">
                <text:p>91.05</text:p>
                <draw:g>
                  <svg:desc>PivotTables.B24:PivotTables.H24</svg:desc>
                </draw:g>
              </table:table-cell>
              <table:table-cell office:value-type="float" office:value="129.12">
                <text:p>129.12</text:p>
              </table:table-cell>
              <table:table-cell office:value-type="float" office:value="143.4">
                <text:p>143.4</text:p>
              </table:table-cell>
              <table:table-cell office:value-type="float" office:value="184.82">
                <text:p>184.82</text:p>
              </table:table-cell>
              <table:table-cell office:value-type="float" office:value="190.56">
                <text:p>190.56</text:p>
              </table:table-cell>
              <table:table-cell office:value-type="float" office:value="186.72">
                <text:p>186.72</text:p>
              </table:table-cell>
              <table:table-cell office:value-type="float" office:value="205.91">
                <text:p>205.91</text:p>
              </table:table-cell>
            </table:table-row>
            <table:table-row>
              <table:table-cell office:value-type="string">
                <text:p>4</text:p>
                <draw:g>
                  <svg:desc>PivotTables.A25:PivotTables.A25</svg:desc>
                </draw:g>
              </table:table-cell>
              <table:table-cell office:value-type="float" office:value="395.15">
                <text:p>395.15</text:p>
                <draw:g>
                  <svg:desc>PivotTables.B25:PivotTables.H25</svg:desc>
                </draw:g>
              </table:table-cell>
              <table:table-cell office:value-type="float" office:value="573.02">
                <text:p>573.02</text:p>
              </table:table-cell>
              <table:table-cell office:value-type="float" office:value="693.66">
                <text:p>693.66</text:p>
              </table:table-cell>
              <table:table-cell office:value-type="float" office:value="918.25">
                <text:p>918.25</text:p>
              </table:table-cell>
              <table:table-cell office:value-type="float" office:value="1002.86">
                <text:p>1002.86</text:p>
              </table:table-cell>
              <table:table-cell office:value-type="float" office:value="1129.34">
                <text:p>1129.34</text:p>
              </table:table-cell>
              <table:table-cell office:value-type="float" office:value="1275.17">
                <text:p>1275.17</text:p>
              </table:table-cell>
            </table:table-row>
            <table:table-row>
              <table:table-cell office:value-type="string">
                <text:p>16</text:p>
                <draw:g>
                  <svg:desc>PivotTables.A26:PivotTables.A26</svg:desc>
                </draw:g>
              </table:table-cell>
              <table:table-cell office:value-type="float" office:value="1165.45">
                <text:p>1165.45</text:p>
                <draw:g>
                  <svg:desc>PivotTables.B26:PivotTables.H26</svg:desc>
                </draw:g>
              </table:table-cell>
              <table:table-cell office:value-type="float" office:value="1808.68">
                <text:p>1808.68</text:p>
              </table:table-cell>
              <table:table-cell office:value-type="float" office:value="2053.02">
                <text:p>2053.02</text:p>
              </table:table-cell>
              <table:table-cell office:value-type="float" office:value="2775.44">
                <text:p>2775.44</text:p>
              </table:table-cell>
              <table:table-cell office:value-type="float" office:value="3122">
                <text:p>3122</text:p>
              </table:table-cell>
              <table:table-cell office:value-type="float" office:value="3629.3">
                <text:p>3629.3</text:p>
              </table:table-cell>
              <table:table-cell office:value-type="float" office:value="4015.76">
                <text:p>4015.76</text:p>
              </table:table-cell>
            </table:table-row>
            <table:table-row>
              <table:table-cell office:value-type="string">
                <text:p>64</text:p>
                <draw:g>
                  <svg:desc>PivotTables.A27:PivotTables.A27</svg:desc>
                </draw:g>
              </table:table-cell>
              <table:table-cell office:value-type="float" office:value="2268.53">
                <text:p>2268.53</text:p>
                <draw:g>
                  <svg:desc>PivotTables.B27:PivotTables.H27</svg:desc>
                </draw:g>
              </table:table-cell>
              <table:table-cell office:value-type="float" office:value="3772.18">
                <text:p>3772.18</text:p>
              </table:table-cell>
              <table:table-cell office:value-type="float" office:value="4751.49">
                <text:p>4751.49</text:p>
              </table:table-cell>
              <table:table-cell office:value-type="float" office:value="6394.51">
                <text:p>6394.51</text:p>
              </table:table-cell>
              <table:table-cell office:value-type="float" office:value="6509.74">
                <text:p>6509.74</text:p>
              </table:table-cell>
              <table:table-cell office:value-type="float" office:value="6493.99">
                <text:p>6493.99</text:p>
              </table:table-cell>
              <table:table-cell office:value-type="float" office:value="6526.67">
                <text:p>6526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5.269cm" svg:y="0.185cm" style:legend-expansion="wide" chart:style-name="ch2"/>
        <chart:plot-area chart:style-name="ch3" table:cell-range-address="PivotTables.A3:PivotTables.H9" chart:data-source-has-labels="both" svg:x="1.377cm" svg:y="0.979cm" svg:width="14.181cm" svg:height="7.611cm">
          <chartooo:coordinate-region svg:x="2.325cm" svg:y="1.179cm" svg:width="13.233cm" svg:height="6.914cm"/>
          <chart:axis chart:dimension="x" chart:name="primary-x" chart:style-name="ch4" chartooo:axis-type="text">
            <chart:title svg:x="7.04cm" svg:y="8.787cm" chart:style-name="ch5">
              <text:p>Total Thread Count</text:p>
            </chart:title>
            <chart:categories table:cell-range-address="PivotTables.B3:PivotTables.H3"/>
          </chart:axis>
          <chart:axis chart:dimension="y" chart:name="primary-y" chart:style-name="ch6">
            <chart:title svg:x="0.451cm" svg:y="5.391cm" chart:style-name="ch7">
              <text:p>MB/Sec</text:p>
            </chart:title>
            <chart:grid chart:style-name="ch8" chart:class="major"/>
          </chart:axis>
          <chart:series chart:style-name="ch9" chart:values-cell-range-address="PivotTables.B4:PivotTables.H4" chart:label-cell-address="PivotTables.A4:PivotTables.A4" chart:class="chart:bar">
            <chart:data-point chart:repeated="7"/>
          </chart:series>
          <chart:series chart:style-name="ch10" chart:values-cell-range-address="PivotTables.B5:PivotTables.H5" chart:label-cell-address="PivotTables.A5:PivotTables.A5" chart:class="chart:bar">
            <chart:data-point chart:repeated="7"/>
          </chart:series>
          <chart:series chart:style-name="ch11" chart:values-cell-range-address="PivotTables.B6:PivotTables.H6" chart:label-cell-address="PivotTables.A6:PivotTables.A6" chart:class="chart:bar">
            <chart:data-point chart:repeated="7"/>
          </chart:series>
          <chart:series chart:style-name="ch12" chart:values-cell-range-address="PivotTables.B7:PivotTables.H7" chart:label-cell-address="PivotTables.A7:PivotTables.A7" chart:class="chart:bar">
            <chart:data-point chart:repeated="7"/>
          </chart:series>
          <chart:series chart:style-name="ch13" chart:values-cell-range-address="PivotTables.B8:PivotTables.H8" chart:label-cell-address="PivotTables.A8:PivotTables.A8" chart:class="chart:bar">
            <chart:data-point chart:repeated="7"/>
          </chart:series>
          <chart:series chart:style-name="ch14" chart:values-cell-range-address="PivotTables.B9:PivotTables.H9" chart:label-cell-address="PivotTables.A9:PivotTables.A9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3:PivotTables.H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PivotTables.A4:PivotTables.A4</svg:desc>
                </draw:g>
              </table:table-cell>
              <table:table-cell office:value-type="float" office:value="239.85">
                <text:p>239.85</text:p>
                <draw:g>
                  <svg:desc>PivotTables.B4:PivotTables.H4</svg:desc>
                </draw:g>
              </table:table-cell>
              <table:table-cell office:value-type="float" office:value="293.67">
                <text:p>293.67</text:p>
              </table:table-cell>
              <table:table-cell office:value-type="float" office:value="311.05">
                <text:p>311.05</text:p>
              </table:table-cell>
              <table:table-cell office:value-type="float" office:value="422.09">
                <text:p>422.09</text:p>
              </table:table-cell>
              <table:table-cell office:value-type="float" office:value="465.34">
                <text:p>465.34</text:p>
              </table:table-cell>
              <table:table-cell office:value-type="float" office:value="464.93">
                <text:p>464.93</text:p>
              </table:table-cell>
              <table:table-cell office:value-type="float" office:value="456.33">
                <text:p>456.33</text:p>
              </table:table-cell>
            </table:table-row>
            <table:table-row>
              <table:table-cell office:value-type="string">
                <text:p>0.5</text:p>
                <draw:g>
                  <svg:desc>PivotTables.A5:PivotTables.A5</svg:desc>
                </draw:g>
              </table:table-cell>
              <table:table-cell office:value-type="float" office:value="1204.27">
                <text:p>1204.27</text:p>
                <draw:g>
                  <svg:desc>PivotTables.B5:PivotTables.H5</svg:desc>
                </draw:g>
              </table:table-cell>
              <table:table-cell office:value-type="float" office:value="1625.31">
                <text:p>1625.31</text:p>
              </table:table-cell>
              <table:table-cell office:value-type="float" office:value="1693.91">
                <text:p>1693.91</text:p>
              </table:table-cell>
              <table:table-cell office:value-type="float" office:value="1752.52">
                <text:p>1752.52</text:p>
              </table:table-cell>
              <table:table-cell office:value-type="float" office:value="1758.68">
                <text:p>1758.68</text:p>
              </table:table-cell>
              <table:table-cell office:value-type="float" office:value="1755.6">
                <text:p>1755.6</text:p>
              </table:table-cell>
              <table:table-cell office:value-type="float" office:value="1742.44">
                <text:p>1742.44</text:p>
              </table:table-cell>
            </table:table-row>
            <table:table-row>
              <table:table-cell office:value-type="string">
                <text:p>1</text:p>
                <draw:g>
                  <svg:desc>PivotTables.A6:PivotTables.A6</svg:desc>
                </draw:g>
              </table:table-cell>
              <table:table-cell office:value-type="float" office:value="2325.84">
                <text:p>2325.84</text:p>
                <draw:g>
                  <svg:desc>PivotTables.B6:PivotTables.H6</svg:desc>
                </draw:g>
              </table:table-cell>
              <table:table-cell office:value-type="float" office:value="2943.25">
                <text:p>2943.25</text:p>
              </table:table-cell>
              <table:table-cell office:value-type="float" office:value="3123.22">
                <text:p>3123.22</text:p>
              </table:table-cell>
              <table:table-cell office:value-type="float" office:value="3287.78">
                <text:p>3287.78</text:p>
              </table:table-cell>
              <table:table-cell office:value-type="float" office:value="2748.91">
                <text:p>2748.91</text:p>
              </table:table-cell>
              <table:table-cell office:value-type="float" office:value="2796.31">
                <text:p>2796.31</text:p>
              </table:table-cell>
              <table:table-cell office:value-type="float" office:value="2785.71">
                <text:p>2785.71</text:p>
              </table:table-cell>
            </table:table-row>
            <table:table-row>
              <table:table-cell office:value-type="string">
                <text:p>4</text:p>
                <draw:g>
                  <svg:desc>PivotTables.A7:PivotTables.A7</svg:desc>
                </draw:g>
              </table:table-cell>
              <table:table-cell office:value-type="float" office:value="4863.76">
                <text:p>4863.76</text:p>
                <draw:g>
                  <svg:desc>PivotTables.B7:PivotTables.H7</svg:desc>
                </draw:g>
              </table:table-cell>
              <table:table-cell office:value-type="float" office:value="7067.26">
                <text:p>7067.26</text:p>
              </table:table-cell>
              <table:table-cell office:value-type="float" office:value="8135.8">
                <text:p>8135.8</text:p>
              </table:table-cell>
              <table:table-cell office:value-type="float" office:value="9082.78">
                <text:p>9082.78</text:p>
              </table:table-cell>
              <table:table-cell office:value-type="float" office:value="9229.79">
                <text:p>9229.79</text:p>
              </table:table-cell>
              <table:table-cell office:value-type="float" office:value="9342.86">
                <text:p>9342.86</text:p>
              </table:table-cell>
              <table:table-cell office:value-type="float" office:value="9404.45">
                <text:p>9404.45</text:p>
              </table:table-cell>
            </table:table-row>
            <table:table-row>
              <table:table-cell office:value-type="string">
                <text:p>16</text:p>
                <draw:g>
                  <svg:desc>PivotTables.A8:PivotTables.A8</svg:desc>
                </draw:g>
              </table:table-cell>
              <table:table-cell office:value-type="float" office:value="8741.82">
                <text:p>8741.82</text:p>
                <draw:g>
                  <svg:desc>PivotTables.B8:PivotTables.H8</svg:desc>
                </draw:g>
              </table:table-cell>
              <table:table-cell office:value-type="float" office:value="11780.33">
                <text:p>11780.33</text:p>
              </table:table-cell>
              <table:table-cell office:value-type="float" office:value="12706.65">
                <text:p>12706.65</text:p>
              </table:table-cell>
              <table:table-cell office:value-type="float" office:value="13074.28">
                <text:p>13074.28</text:p>
              </table:table-cell>
              <table:table-cell office:value-type="float" office:value="13101.31">
                <text:p>13101.31</text:p>
              </table:table-cell>
              <table:table-cell office:value-type="float" office:value="12884.69">
                <text:p>12884.69</text:p>
              </table:table-cell>
              <table:table-cell office:value-type="float" office:value="12901.03">
                <text:p>12901.03</text:p>
              </table:table-cell>
            </table:table-row>
            <table:table-row>
              <table:table-cell office:value-type="string">
                <text:p>64</text:p>
                <draw:g>
                  <svg:desc>PivotTables.A9:PivotTables.A9</svg:desc>
                </draw:g>
              </table:table-cell>
              <table:table-cell office:value-type="float" office:value="11930.84">
                <text:p>11930.84</text:p>
                <draw:g>
                  <svg:desc>PivotTables.B9:PivotTables.H9</svg:desc>
                </draw:g>
              </table:table-cell>
              <table:table-cell office:value-type="float" office:value="13049.72">
                <text:p>13049.72</text:p>
              </table:table-cell>
              <table:table-cell office:value-type="float" office:value="13166.41">
                <text:p>13166.41</text:p>
              </table:table-cell>
              <table:table-cell office:value-type="float" office:value="13317.15">
                <text:p>13317.15</text:p>
              </table:table-cell>
              <table:table-cell office:value-type="float" office:value="13239.48">
                <text:p>13239.48</text:p>
              </table:table-cell>
              <table:table-cell office:value-type="float" office:value="13099.15">
                <text:p>13099.15</text:p>
              </table:table-cell>
              <table:table-cell office:value-type="float" office:value="13133.43">
                <text:p>13133.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5.269cm" svg:y="0.185cm" style:legend-expansion="wide" chart:style-name="ch2"/>
        <chart:plot-area chart:style-name="ch3" table:cell-range-address="PivotTables.A21:PivotTables.H27" chart:data-source-has-labels="both" svg:x="1.377cm" svg:y="0.979cm" svg:width="14.181cm" svg:height="7.611cm">
          <chartooo:coordinate-region svg:x="2.113cm" svg:y="1.179cm" svg:width="13.445cm" svg:height="6.914cm"/>
          <chart:axis chart:dimension="x" chart:name="primary-x" chart:style-name="ch4" chartooo:axis-type="text">
            <chart:title svg:x="7.04cm" svg:y="8.787cm" chart:style-name="ch5">
              <text:p>Total Thread Count</text:p>
            </chart:title>
            <chart:categories table:cell-range-address="PivotTables.B21:PivotTables.H21"/>
          </chart:axis>
          <chart:axis chart:dimension="y" chart:name="primary-y" chart:style-name="ch6">
            <chart:title svg:x="0.451cm" svg:y="5.391cm" chart:style-name="ch7">
              <text:p>MB/Sec</text:p>
            </chart:title>
            <chart:grid chart:style-name="ch8" chart:class="major"/>
          </chart:axis>
          <chart:series chart:style-name="ch9" chart:values-cell-range-address="PivotTables.B22:PivotTables.H22" chart:label-cell-address="PivotTables.A22:PivotTables.A22" chart:class="chart:bar">
            <chart:data-point chart:repeated="7"/>
          </chart:series>
          <chart:series chart:style-name="ch10" chart:values-cell-range-address="PivotTables.B23:PivotTables.H23" chart:label-cell-address="PivotTables.A23:PivotTables.A23" chart:class="chart:bar">
            <chart:data-point chart:repeated="7"/>
          </chart:series>
          <chart:series chart:style-name="ch11" chart:values-cell-range-address="PivotTables.B24:PivotTables.H24" chart:label-cell-address="PivotTables.A24:PivotTables.A24" chart:class="chart:bar">
            <chart:data-point chart:repeated="7"/>
          </chart:series>
          <chart:series chart:style-name="ch12" chart:values-cell-range-address="PivotTables.B25:PivotTables.H25" chart:label-cell-address="PivotTables.A25:PivotTables.A25" chart:class="chart:bar">
            <chart:data-point chart:repeated="7"/>
          </chart:series>
          <chart:series chart:style-name="ch13" chart:values-cell-range-address="PivotTables.B26:PivotTables.H26" chart:label-cell-address="PivotTables.A26:PivotTables.A26" chart:class="chart:bar">
            <chart:data-point chart:repeated="7"/>
          </chart:series>
          <chart:series chart:style-name="ch14" chart:values-cell-range-address="PivotTables.B27:PivotTables.H27" chart:label-cell-address="PivotTables.A27:PivotTables.A27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21:PivotTables.H2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PivotTables.A22:PivotTables.A22</svg:desc>
                </draw:g>
              </table:table-cell>
              <table:table-cell office:value-type="float" office:value="13.93">
                <text:p>13.93</text:p>
                <draw:g>
                  <svg:desc>PivotTables.B22:PivotTables.H22</svg:desc>
                </draw:g>
              </table:table-cell>
              <table:table-cell office:value-type="float" office:value="19.11">
                <text:p>19.11</text:p>
              </table:table-cell>
              <table:table-cell office:value-type="float" office:value="22.52">
                <text:p>22.52</text:p>
              </table:table-cell>
              <table:table-cell office:value-type="float" office:value="28.83">
                <text:p>28.83</text:p>
              </table:table-cell>
              <table:table-cell office:value-type="float" office:value="31.75">
                <text:p>31.75</text:p>
              </table:table-cell>
              <table:table-cell office:value-type="float" office:value="36.28">
                <text:p>36.2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5</text:p>
                <draw:g>
                  <svg:desc>PivotTables.A23:PivotTables.A23</svg:desc>
                </draw:g>
              </table:table-cell>
              <table:table-cell office:value-type="float" office:value="47.84">
                <text:p>47.84</text:p>
                <draw:g>
                  <svg:desc>PivotTables.B23:PivotTables.H23</svg:desc>
                </draw:g>
              </table:table-cell>
              <table:table-cell office:value-type="float" office:value="68.74">
                <text:p>68.74</text:p>
              </table:table-cell>
              <table:table-cell office:value-type="float" office:value="80.18">
                <text:p>80.18</text:p>
              </table:table-cell>
              <table:table-cell office:value-type="float" office:value="100.75">
                <text:p>100.75</text:p>
              </table:table-cell>
              <table:table-cell office:value-type="float" office:value="109.26">
                <text:p>109.26</text:p>
              </table:table-cell>
              <table:table-cell office:value-type="float" office:value="116.58">
                <text:p>116.58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1</text:p>
                <draw:g>
                  <svg:desc>PivotTables.A24:PivotTables.A24</svg:desc>
                </draw:g>
              </table:table-cell>
              <table:table-cell office:value-type="float" office:value="91.05">
                <text:p>91.05</text:p>
                <draw:g>
                  <svg:desc>PivotTables.B24:PivotTables.H24</svg:desc>
                </draw:g>
              </table:table-cell>
              <table:table-cell office:value-type="float" office:value="129.12">
                <text:p>129.12</text:p>
              </table:table-cell>
              <table:table-cell office:value-type="float" office:value="143.4">
                <text:p>143.4</text:p>
              </table:table-cell>
              <table:table-cell office:value-type="float" office:value="184.82">
                <text:p>184.82</text:p>
              </table:table-cell>
              <table:table-cell office:value-type="float" office:value="190.56">
                <text:p>190.56</text:p>
              </table:table-cell>
              <table:table-cell office:value-type="float" office:value="186.72">
                <text:p>186.72</text:p>
              </table:table-cell>
              <table:table-cell office:value-type="float" office:value="205.91">
                <text:p>205.91</text:p>
              </table:table-cell>
            </table:table-row>
            <table:table-row>
              <table:table-cell office:value-type="string">
                <text:p>4</text:p>
                <draw:g>
                  <svg:desc>PivotTables.A25:PivotTables.A25</svg:desc>
                </draw:g>
              </table:table-cell>
              <table:table-cell office:value-type="float" office:value="395.15">
                <text:p>395.15</text:p>
                <draw:g>
                  <svg:desc>PivotTables.B25:PivotTables.H25</svg:desc>
                </draw:g>
              </table:table-cell>
              <table:table-cell office:value-type="float" office:value="573.02">
                <text:p>573.02</text:p>
              </table:table-cell>
              <table:table-cell office:value-type="float" office:value="693.66">
                <text:p>693.66</text:p>
              </table:table-cell>
              <table:table-cell office:value-type="float" office:value="918.25">
                <text:p>918.25</text:p>
              </table:table-cell>
              <table:table-cell office:value-type="float" office:value="1002.86">
                <text:p>1002.86</text:p>
              </table:table-cell>
              <table:table-cell office:value-type="float" office:value="1129.34">
                <text:p>1129.34</text:p>
              </table:table-cell>
              <table:table-cell office:value-type="float" office:value="1275.17">
                <text:p>1275.17</text:p>
              </table:table-cell>
            </table:table-row>
            <table:table-row>
              <table:table-cell office:value-type="string">
                <text:p>16</text:p>
                <draw:g>
                  <svg:desc>PivotTables.A26:PivotTables.A26</svg:desc>
                </draw:g>
              </table:table-cell>
              <table:table-cell office:value-type="float" office:value="1165.45">
                <text:p>1165.45</text:p>
                <draw:g>
                  <svg:desc>PivotTables.B26:PivotTables.H26</svg:desc>
                </draw:g>
              </table:table-cell>
              <table:table-cell office:value-type="float" office:value="1808.68">
                <text:p>1808.68</text:p>
              </table:table-cell>
              <table:table-cell office:value-type="float" office:value="2053.02">
                <text:p>2053.02</text:p>
              </table:table-cell>
              <table:table-cell office:value-type="float" office:value="2775.44">
                <text:p>2775.44</text:p>
              </table:table-cell>
              <table:table-cell office:value-type="float" office:value="3122">
                <text:p>3122</text:p>
              </table:table-cell>
              <table:table-cell office:value-type="float" office:value="3629.3">
                <text:p>3629.3</text:p>
              </table:table-cell>
              <table:table-cell office:value-type="float" office:value="4015.76">
                <text:p>4015.76</text:p>
              </table:table-cell>
            </table:table-row>
            <table:table-row>
              <table:table-cell office:value-type="string">
                <text:p>64</text:p>
                <draw:g>
                  <svg:desc>PivotTables.A27:PivotTables.A27</svg:desc>
                </draw:g>
              </table:table-cell>
              <table:table-cell office:value-type="float" office:value="2268.53">
                <text:p>2268.53</text:p>
                <draw:g>
                  <svg:desc>PivotTables.B27:PivotTables.H27</svg:desc>
                </draw:g>
              </table:table-cell>
              <table:table-cell office:value-type="float" office:value="3772.18">
                <text:p>3772.18</text:p>
              </table:table-cell>
              <table:table-cell office:value-type="float" office:value="4751.49">
                <text:p>4751.49</text:p>
              </table:table-cell>
              <table:table-cell office:value-type="float" office:value="6394.51">
                <text:p>6394.51</text:p>
              </table:table-cell>
              <table:table-cell office:value-type="float" office:value="6509.74">
                <text:p>6509.74</text:p>
              </table:table-cell>
              <table:table-cell office:value-type="float" office:value="6493.99">
                <text:p>6493.99</text:p>
              </table:table-cell>
              <table:table-cell office:value-type="float" office:value="6526.67">
                <text:p>6526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